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Lohit Devanagari1" svg:font-family="'Lohit Devanagari'"/>
    <style:font-face style:name="F" svg:font-family="" style:font-family-generic="roman"/>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ohit Devanagari"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412cm" fo:min-width="0.535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289cm" fo:min-width="0.651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12cm" fo:min-width="0.841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289cm" fo:min-width="0.312cm" fo:padding-top="0cm" fo:padding-bottom="0cm" fo:padding-left="0cm" fo:padding-right="0cm"/>
    </style:style>
    <style:style style:name="gr6" style:family="graphic" style:parent-style-name="standard">
      <style:graphic-properties draw:stroke="none" draw:fill="solid" draw:fill-color="#000000"/>
    </style:style>
    <style:style style:name="gr7" style:family="graphic" style:parent-style-name="standard">
      <style:graphic-properties draw:stroke="none" draw:fill="none" draw:textarea-horizontal-align="left" draw:textarea-vertical-align="top" draw:auto-grow-height="true" draw:auto-grow-width="true" fo:min-height="0.412cm" fo:min-width="0.316cm" fo:padding-top="0cm" fo:padding-bottom="0cm" fo:padding-left="0cm" fo:padding-right="0cm"/>
    </style:style>
    <style:style style:name="gr8"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9" style:family="graphic" style:parent-style-name="standard">
      <style:graphic-properties draw:stroke="none" draw:fill="none" draw:textarea-horizontal-align="left" draw:textarea-vertical-align="top" draw:auto-grow-height="true" draw:auto-grow-width="true" fo:min-height="0.371cm" fo:min-width="0.59cm" fo:padding-top="0cm" fo:padding-bottom="0cm" fo:padding-left="0cm" fo:padding-right="0cm"/>
    </style:style>
    <style:style style:name="gr10" style:family="graphic" style:parent-style-name="standard">
      <style:graphic-properties draw:stroke="solid" svg:stroke-width="0.021cm" svg:stroke-color="#000000" draw:stroke-linejoin="round" svg:stroke-linecap="butt" draw:fill="none" fo:padding-top="0.01cm" fo:padding-bottom="0.01cm" fo:padding-left="0.01cm" fo:padding-right="0.01cm"/>
    </style:style>
    <style:style style:name="gr11" style:family="graphic" style:parent-style-name="standard">
      <style:graphic-properties draw:stroke="solid" svg:stroke-width="0.052cm" svg:stroke-color="#bfbf00" draw:stroke-linejoin="round" svg:stroke-linecap="square" draw:fill="none" fo:padding-top="0.026cm" fo:padding-bottom="0.026cm" fo:padding-left="0.026cm" fo:padding-right="0.026cm"/>
    </style:style>
    <style:style style:name="gr12" style:family="graphic" style:parent-style-name="standard">
      <style:graphic-properties draw:stroke="solid" svg:stroke-width="0.052cm" svg:stroke-color="#008000" draw:stroke-linejoin="round" svg:stroke-linecap="square" draw:fill="none" fo:padding-top="0.026cm" fo:padding-bottom="0.026cm" fo:padding-left="0.026cm" fo:padding-right="0.026cm"/>
    </style:style>
    <style:style style:name="gr13" style:family="graphic" style:parent-style-name="standard">
      <style:graphic-properties draw:stroke="solid" svg:stroke-width="0.052cm" svg:stroke-color="#0000ff" draw:stroke-linejoin="round" svg:stroke-linecap="square" draw:fill="none" fo:padding-top="0.026cm" fo:padding-bottom="0.026cm" fo:padding-left="0.026cm" fo:padding-right="0.026cm"/>
    </style:style>
    <style:style style:name="gr14" style:family="graphic" style:parent-style-name="standard">
      <style:graphic-properties draw:stroke="solid" svg:stroke-width="0.052cm" svg:stroke-color="#ff0000" draw:stroke-linejoin="round" svg:stroke-linecap="square" draw:fill="none" fo:padding-top="0.026cm" fo:padding-bottom="0.026cm" fo:padding-left="0.026cm" fo:padding-right="0.026cm"/>
    </style:style>
    <style:style style:name="gr15"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6" style:family="graphic" style:parent-style-name="standard">
      <style:graphic-properties draw:stroke="none" draw:fill="none" draw:textarea-horizontal-align="left" draw:textarea-vertical-align="top" draw:auto-grow-height="true" draw:auto-grow-width="true" fo:min-height="0.429cm" fo:min-width="2.088cm" fo:padding-top="0cm" fo:padding-bottom="0cm" fo:padding-left="0cm" fo:padding-right="0cm"/>
    </style:style>
    <style:style style:name="gr17"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style:style>
    <style:style style:name="gr18" style:family="graphic" style:parent-style-name="standard">
      <style:graphic-properties draw:stroke="none" draw:fill="none" draw:textarea-horizontal-align="left" draw:textarea-vertical-align="top" draw:auto-grow-height="true" draw:auto-grow-width="true" fo:min-height="0.611cm" fo:min-width="2.284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612cm" fo:min-width="2.284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613cm" fo:min-width="2.294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61cm" fo:min-width="0.25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63cm" fo:min-width="0.451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62cm" fo:min-width="0.451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61cm" fo:min-width="0.451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12cm" fo:min-width="0.758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289cm" fo:min-width="0.281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12cm" fo:min-width="0.28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12cm" fo:min-width="1.651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12cm" fo:min-width="1.496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12cm" fo:min-width="0.538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12cm" fo:min-width="1.287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12cm" fo:min-width="1.286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12cm" fo:min-width="1.288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823cm" fo:min-width="4.108cm" fo:padding-top="0cm" fo:padding-bottom="0cm" fo:padding-left="0cm" fo:padding-right="0cm"/>
    </style:style>
    <style:style style:name="gr35" style:family="graphic" style:parent-style-name="Object_20_with_20_no_20_fill_20_and_20_no_20_line">
      <style:graphic-properties draw:textarea-horizontal-align="center" draw:textarea-vertical-align="middle" draw:ole-draw-aspect="1" style:protect="size"/>
    </style:style>
    <style:style style:name="gr36" style:family="graphic" style:parent-style-name="standard">
      <style:graphic-properties draw:stroke="solid" svg:stroke-width="0.052cm" svg:stroke-color="#000000" draw:stroke-linejoin="round" svg:stroke-linecap="square" draw:fill="none" fo:padding-top="0.026cm" fo:padding-bottom="0.026cm" fo:padding-left="0.026cm" fo:padding-right="0.026cm"/>
    </style:style>
    <style:style style:name="gr37" style:family="graphic" style:parent-style-name="standard">
      <style:graphic-properties draw:stroke="none" draw:fill="none" draw:textarea-horizontal-align="left" draw:textarea-vertical-align="top" draw:auto-grow-height="true" draw:auto-grow-width="true" fo:min-height="0.412cm" fo:min-width="3.528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289cm" fo:min-width="0.246cm" fo:padding-top="0cm" fo:padding-bottom="0cm" fo:padding-left="0cm" fo:padding-right="0cm"/>
    </style:style>
    <style:style style:name="P1" style:family="paragraph">
      <loext:graphic-properties draw:fill="solid" draw:fill-color="#ffffff"/>
    </style:style>
    <style:style style:name="P2" style:family="paragraph">
      <style:paragraph-properties fo:text-align="start" style:writing-mode="lr-tb"/>
    </style:style>
    <style:style style:name="P3" style:family="paragraph">
      <loext:graphic-properties draw:fill="none"/>
      <style:paragraph-properties fo:text-align="start" style:writing-mode="lr-tb"/>
      <style:text-properties fo:font-size="10pt" style:font-size-asian="10pt" style:font-size-complex="10pt"/>
    </style:style>
    <style:style style:name="P4" style:family="paragraph">
      <loext:graphic-properties draw:fill="none"/>
      <style:paragraph-properties fo:text-align="start" style:writing-mode="lr-tb"/>
      <style:text-properties fo:font-size="7pt" style:font-size-asian="7pt" style:font-size-complex="7pt"/>
    </style:style>
    <style:style style:name="P5" style:family="paragraph">
      <loext:graphic-properties draw:fill="solid" draw:fill-color="#000000"/>
    </style:style>
    <style:style style:name="P6" style:family="paragraph">
      <loext:graphic-properties draw:fill="none"/>
    </style:style>
    <style:style style:name="P7" style:family="paragraph">
      <loext:graphic-properties draw:fill="solid" draw:fill-color="#ffffff" draw:opacity="80%"/>
    </style:style>
    <style:style style:name="P8" style:family="paragraph">
      <style:paragraph-properties fo:text-align="center"/>
    </style:style>
    <style:style style:name="T1" style:family="text">
      <style:text-properties fo:color="#000000" style:font-name="DejaVuSans1" fo:font-size="10pt" fo:font-style="italic" style:font-size-asian="10pt" style:font-name-complex="DejaVuSans1" style:font-size-complex="10pt" style:font-style-complex="italic"/>
    </style:style>
    <style:style style:name="T2" style:family="text">
      <style:text-properties fo:color="#000000" style:font-name="DejaVuSans1" fo:font-size="7pt" fo:font-style="italic" style:font-size-asian="7pt" style:font-name-complex="DejaVuSans1" style:font-size-complex="7pt" style:font-style-complex="italic"/>
    </style:style>
    <style:style style:name="T3" style:family="text">
      <style:text-properties fo:color="#000000" style:font-name="DejaVuSans1" fo:font-size="10pt" style:font-size-asian="10pt" style:font-name-complex="DejaVuSans1" style:font-size-complex="10pt"/>
    </style:style>
    <style:style style:name="T4" style:family="text">
      <style:text-properties fo:color="#000000" style:font-name="DejaVuSans1" fo:font-size="7pt" style:font-size-asian="7pt" style:font-name-complex="DejaVuSans1" style:font-size-complex="7pt"/>
    </style:style>
    <style:style style:name="T5" style:family="text">
      <style:text-properties fo:color="#000000" style:font-name="DejaVuSans1" fo:font-size="10pt" fo:font-style="italic" style:font-size-asian="10pt" style:font-style-asian="italic" style:font-name-complex="DejaVuSans1" style:font-size-complex="1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9.525cm" svg:height="5.588cm" svg:x="4.444cm" svg:y="0.126cm" svg:viewBox="0 0 9526 5589" draw:points="0,5589 9526,5589 9526,0 0,0">
          <text:p/>
        </draw:polygon>
        <draw:frame draw:style-name="gr2" draw:text-style-name="P3" draw:layer="layout" svg:width="0.535cm" svg:height="0.412cm" draw:transform="rotate (1.5707963267949) translate (0.403cm 3.511cm)">
          <draw:text-box>
            <text:p text:style-name="P2"><text:span text:style-name="T1">D</text:span></text:p>
          </draw:text-box>
        </draw:frame>
        <draw:frame draw:style-name="gr3" draw:text-style-name="P4" draw:layer="layout" svg:width="0.651cm" svg:height="0.289cm" draw:transform="rotate (1.5707963267949) translate (0.495cm 3.268cm)">
          <draw:text-box>
            <text:p text:style-name="P2"><text:span text:style-name="T2">eff</text:span></text:p>
          </draw:text-box>
        </draw:frame>
        <draw:frame draw:style-name="gr4" draw:text-style-name="P3" draw:layer="layout" svg:width="0.841cm" svg:height="0.412cm" draw:transform="rotate (1.5707963267949) translate (0.403cm 2.966cm)">
          <draw:text-box>
            <text:p text:style-name="P2"><text:span text:style-name="T3"><text:s/></text:span><text:span text:style-name="T3">[</text:span><text:span text:style-name="T1">s</text:span></text:p>
          </draw:text-box>
        </draw:frame>
        <draw:frame draw:style-name="gr5" draw:text-style-name="P4" draw:layer="layout" svg:width="0.312cm" svg:height="0.289cm" draw:transform="rotate (1.5707963267949) translate (0.381cm 2.376cm)">
          <draw:text-box>
            <text:p text:style-name="P2"><text:span text:style-name="T4">1</text:span></text:p>
          </draw:text-box>
        </draw:frame>
        <draw:polygon draw:style-name="gr6" draw:text-style-name="P5" draw:layer="layout" svg:width="0.012cm" svg:height="0.139cm" svg:x="0.464cm" svg:y="2.398cm" svg:viewBox="0 0 13 140" draw:points="0,140 0,0 13,0 13,140">
          <text:p/>
        </draw:polygon>
        <draw:frame draw:style-name="gr7" draw:text-style-name="P3" draw:layer="layout" svg:width="0.316cm" svg:height="0.412cm" draw:transform="rotate (1.5707963267949) translate (0.403cm 2.225cm)">
          <draw:text-box>
            <text:p text:style-name="P2"><text:span text:style-name="T3">]</text:span></text:p>
          </draw:text-box>
        </draw:frame>
        <draw:polygon draw:style-name="gr1" draw:text-style-name="P1" draw:layer="layout" svg:width="15.62cm" svg:height="5.348cm" svg:x="0cm" svg:y="4.545cm" svg:viewBox="0 0 15621 5349" draw:points="0,5349 15621,5349 15621,0 0,0">
          <text:p/>
        </draw:polygon>
        <draw:polygon draw:style-name="gr1" draw:text-style-name="P1" draw:layer="layout" svg:width="12.105cm" svg:height="3.709cm" svg:x="1.953cm" svg:y="4.751cm" svg:viewBox="0 0 12106 3710" draw:points="0,3710 12106,3710 12106,0 0,0">
          <text:p/>
        </draw:polygon>
        <draw:polygon draw:style-name="gr6" draw:text-style-name="P5" draw:layer="layout" svg:width="0cm" svg:height="0.048cm" svg:x="3.371cm" svg:y="8.46cm" svg:viewBox="0 0 0 49" draw:points="0,0 0,49">
          <text:p/>
        </draw:polygon>
        <draw:line draw:style-name="gr8" draw:text-style-name="P6" draw:layer="layout" svg:x1="3.371cm" svg:y1="8.46cm" svg:x2="3.371cm" svg:y2="8.509cm">
          <text:p/>
        </draw:line>
        <draw:polygon draw:style-name="gr6" draw:text-style-name="P5" draw:layer="layout" svg:width="0cm" svg:height="0.048cm" svg:x="4.819cm" svg:y="8.46cm" svg:viewBox="0 0 0 49" draw:points="0,0 0,49">
          <text:p/>
        </draw:polygon>
        <draw:line draw:style-name="gr8" draw:text-style-name="P6" draw:layer="layout" svg:x1="4.819cm" svg:y1="8.46cm" svg:x2="4.819cm" svg:y2="8.509cm">
          <text:p/>
        </draw:line>
        <draw:polygon draw:style-name="gr6" draw:text-style-name="P5" draw:layer="layout" svg:width="0cm" svg:height="0.048cm" svg:x="6.267cm" svg:y="8.46cm" svg:viewBox="0 0 0 49" draw:points="0,0 0,49">
          <text:p/>
        </draw:polygon>
        <draw:line draw:style-name="gr8" draw:text-style-name="P6" draw:layer="layout" svg:x1="6.267cm" svg:y1="8.46cm" svg:x2="6.267cm" svg:y2="8.509cm">
          <text:p/>
        </draw:line>
        <draw:polygon draw:style-name="gr6" draw:text-style-name="P5" draw:layer="layout" svg:width="0cm" svg:height="0.048cm" svg:x="7.715cm" svg:y="8.46cm" svg:viewBox="0 0 0 49" draw:points="0,0 0,49">
          <text:p/>
        </draw:polygon>
        <draw:line draw:style-name="gr8" draw:text-style-name="P6" draw:layer="layout" svg:x1="7.715cm" svg:y1="8.46cm" svg:x2="7.715cm" svg:y2="8.509cm">
          <text:p/>
        </draw:line>
        <draw:polygon draw:style-name="gr6" draw:text-style-name="P5" draw:layer="layout" svg:width="0cm" svg:height="0.048cm" svg:x="9.163cm" svg:y="8.46cm" svg:viewBox="0 0 0 49" draw:points="0,0 0,49">
          <text:p/>
        </draw:polygon>
        <draw:line draw:style-name="gr8" draw:text-style-name="P6" draw:layer="layout" svg:x1="9.163cm" svg:y1="8.46cm" svg:x2="9.163cm" svg:y2="8.509cm">
          <text:p/>
        </draw:line>
        <draw:polygon draw:style-name="gr6" draw:text-style-name="P5" draw:layer="layout" svg:width="0cm" svg:height="0.048cm" svg:x="10.611cm" svg:y="8.46cm" svg:viewBox="0 0 0 49" draw:points="0,0 0,49">
          <text:p/>
        </draw:polygon>
        <draw:line draw:style-name="gr8" draw:text-style-name="P6" draw:layer="layout" svg:x1="10.611cm" svg:y1="8.46cm" svg:x2="10.611cm" svg:y2="8.509cm">
          <text:p/>
        </draw:line>
        <draw:polygon draw:style-name="gr6" draw:text-style-name="P5" draw:layer="layout" svg:width="0cm" svg:height="0.048cm" svg:x="12.059cm" svg:y="8.46cm" svg:viewBox="0 0 0 49" draw:points="0,0 0,49">
          <text:p/>
        </draw:polygon>
        <draw:line draw:style-name="gr8" draw:text-style-name="P6" draw:layer="layout" svg:x1="12.059cm" svg:y1="8.46cm" svg:x2="12.059cm" svg:y2="8.509cm">
          <text:p/>
        </draw:line>
        <draw:polygon draw:style-name="gr6" draw:text-style-name="P5" draw:layer="layout" svg:width="0cm" svg:height="0.048cm" svg:x="13.507cm" svg:y="8.46cm" svg:viewBox="0 0 0 49" draw:points="0,0 0,49">
          <text:p/>
        </draw:polygon>
        <draw:line draw:style-name="gr8" draw:text-style-name="P6" draw:layer="layout" svg:x1="13.507cm" svg:y1="8.46cm" svg:x2="13.507cm" svg:y2="8.509cm">
          <text:p/>
        </draw:line>
        <draw:polygon draw:style-name="gr6" draw:text-style-name="P5" draw:layer="layout" svg:width="0.118cm" svg:height="0cm" svg:x="1.833cm" svg:y="8.247cm" svg:viewBox="0 0 119 0" draw:points="119,0 0,0">
          <text:p/>
        </draw:polygon>
        <draw:line draw:style-name="gr8" draw:text-style-name="P6" draw:layer="layout" svg:x1="1.952cm" svg:y1="8.247cm" svg:x2="1.833cm" svg:y2="8.247cm">
          <text:p/>
        </draw:line>
        <draw:frame draw:style-name="gr9" draw:text-style-name="P3" draw:layer="layout" svg:width="0.59cm" svg:height="0.412cm" svg:x="1.061cm" svg:y="8.003cm">
          <draw:text-box>
            <text:p text:style-name="P2"><text:span text:style-name="T3">10¹</text:span></text:p>
          </draw:text-box>
        </draw:frame>
        <draw:polygon draw:style-name="gr6" draw:text-style-name="P5" draw:layer="layout" svg:width="0.118cm" svg:height="0cm" svg:x="1.833cm" svg:y="7.728cm" svg:viewBox="0 0 119 0" draw:points="119,0 0,0">
          <text:p/>
        </draw:polygon>
        <draw:line draw:style-name="gr8" draw:text-style-name="P6" draw:layer="layout" svg:x1="1.952cm" svg:y1="7.728cm" svg:x2="1.833cm" svg:y2="7.728cm">
          <text:p/>
        </draw:line>
        <draw:frame draw:style-name="gr9" draw:text-style-name="P3" draw:layer="layout" svg:width="0.59cm" svg:height="0.412cm" svg:x="1.054cm" svg:y="7.537cm">
          <draw:text-box>
            <text:p text:style-name="P2"><text:span text:style-name="T3">1</text:span><text:span text:style-name="T3">0</text:span><text:span text:style-name="T3">²</text:span></text:p>
          </draw:text-box>
        </draw:frame>
        <draw:polygon draw:style-name="gr6" draw:text-style-name="P5" draw:layer="layout" svg:width="0.118cm" svg:height="0cm" svg:x="1.833cm" svg:y="7.209cm" svg:viewBox="0 0 119 0" draw:points="119,0 0,0">
          <text:p/>
        </draw:polygon>
        <draw:line draw:style-name="gr8" draw:text-style-name="P6" draw:layer="layout" svg:x1="1.952cm" svg:y1="7.209cm" svg:x2="1.833cm" svg:y2="7.209cm">
          <text:p/>
        </draw:line>
        <draw:frame draw:style-name="gr9" draw:text-style-name="P3" draw:layer="layout" svg:width="0.59cm" svg:height="0.412cm" svg:x="1.054cm" svg:y="7.018cm">
          <draw:text-box>
            <text:p text:style-name="P2"><text:span text:style-name="T3">10³</text:span></text:p>
          </draw:text-box>
        </draw:frame>
        <draw:polygon draw:style-name="gr6" draw:text-style-name="P5" draw:layer="layout" svg:width="0.118cm" svg:height="0cm" svg:x="1.833cm" svg:y="6.69cm" svg:viewBox="0 0 119 0" draw:points="119,0 0,0">
          <text:p/>
        </draw:polygon>
        <draw:line draw:style-name="gr8" draw:text-style-name="P6" draw:layer="layout" svg:x1="1.952cm" svg:y1="6.69cm" svg:x2="1.833cm" svg:y2="6.69cm">
          <text:p/>
        </draw:line>
        <draw:frame draw:style-name="gr9" draw:text-style-name="P3" draw:layer="layout" svg:width="0.59cm" svg:height="0.412cm" svg:x="1.054cm" svg:y="6.505cm">
          <draw:text-box>
            <text:p text:style-name="P2"><text:span text:style-name="T3">1</text:span><text:span text:style-name="T3">0</text:span><text:span text:style-name="T3">⁴</text:span></text:p>
          </draw:text-box>
        </draw:frame>
        <draw:polygon draw:style-name="gr6" draw:text-style-name="P5" draw:layer="layout" svg:width="0.118cm" svg:height="0cm" svg:x="1.833cm" svg:y="6.171cm" svg:viewBox="0 0 119 0" draw:points="119,0 0,0">
          <text:p/>
        </draw:polygon>
        <draw:line draw:style-name="gr8" draw:text-style-name="P6" draw:layer="layout" svg:x1="1.952cm" svg:y1="6.171cm" svg:x2="1.833cm" svg:y2="6.171cm">
          <text:p/>
        </draw:line>
        <draw:frame draw:style-name="gr9" draw:text-style-name="P3" draw:layer="layout" svg:width="0.59cm" svg:height="0.412cm" svg:x="1.054cm" svg:y="5.986cm">
          <draw:text-box>
            <text:p text:style-name="P2"><text:span text:style-name="T3">1</text:span><text:span text:style-name="T3">0</text:span><text:span text:style-name="T3">⁵</text:span></text:p>
          </draw:text-box>
        </draw:frame>
        <draw:polygon draw:style-name="gr6" draw:text-style-name="P5" draw:layer="layout" svg:width="0.118cm" svg:height="0cm" svg:x="1.833cm" svg:y="5.652cm" svg:viewBox="0 0 119 0" draw:points="119,0 0,0">
          <text:p/>
        </draw:polygon>
        <draw:line draw:style-name="gr8" draw:text-style-name="P6" draw:layer="layout" svg:x1="1.952cm" svg:y1="5.652cm" svg:x2="1.833cm" svg:y2="5.652cm">
          <text:p/>
        </draw:line>
        <draw:frame draw:style-name="gr9" draw:text-style-name="P3" draw:layer="layout" svg:width="0.59cm" svg:height="0.412cm" svg:x="1.054cm" svg:y="5.462cm">
          <draw:text-box>
            <text:p text:style-name="P2"><text:span text:style-name="T3">1</text:span><text:span text:style-name="T3">0</text:span><text:span text:style-name="T3">⁶</text:span></text:p>
          </draw:text-box>
        </draw:frame>
        <draw:polygon draw:style-name="gr6" draw:text-style-name="P5" draw:layer="layout" svg:width="0.118cm" svg:height="0cm" svg:x="1.833cm" svg:y="5.133cm" svg:viewBox="0 0 119 0" draw:points="119,0 0,0">
          <text:p/>
        </draw:polygon>
        <draw:line draw:style-name="gr8" draw:text-style-name="P6" draw:layer="layout" svg:x1="1.952cm" svg:y1="5.133cm" svg:x2="1.833cm" svg:y2="5.133cm">
          <text:p/>
        </draw:line>
        <draw:frame draw:style-name="gr9" draw:text-style-name="P3" draw:layer="layout" svg:width="0.59cm" svg:height="0.412cm" svg:x="1.054cm" svg:y="4.947cm">
          <draw:text-box>
            <text:p text:style-name="P2"><text:span text:style-name="T3">1</text:span><text:span text:style-name="T3">0</text:span><text:span text:style-name="T3">⁷</text:span></text:p>
          </draw:text-box>
        </draw:frame>
        <draw:polygon draw:style-name="gr6" draw:text-style-name="P5" draw:layer="layout" svg:width="0.067cm" svg:height="0cm" svg:x="1.884cm" svg:y="8.454cm" svg:viewBox="0 0 68 0" draw:points="68,0 0,0">
          <text:p/>
        </draw:polygon>
        <draw:line draw:style-name="gr10" draw:text-style-name="P6" draw:layer="layout" svg:x1="1.952cm" svg:y1="8.454cm" svg:x2="1.884cm" svg:y2="8.454cm">
          <text:p/>
        </draw:line>
        <draw:polygon draw:style-name="gr6" draw:text-style-name="P5" draw:layer="layout" svg:width="0.067cm" svg:height="0cm" svg:x="1.884cm" svg:y="8.404cm" svg:viewBox="0 0 68 0" draw:points="68,0 0,0">
          <text:p/>
        </draw:polygon>
        <draw:line draw:style-name="gr10" draw:text-style-name="P6" draw:layer="layout" svg:x1="1.952cm" svg:y1="8.404cm" svg:x2="1.884cm" svg:y2="8.404cm">
          <text:p/>
        </draw:line>
        <draw:polygon draw:style-name="gr6" draw:text-style-name="P5" draw:layer="layout" svg:width="0.067cm" svg:height="0cm" svg:x="1.884cm" svg:y="8.362cm" svg:viewBox="0 0 68 0" draw:points="68,0 0,0">
          <text:p/>
        </draw:polygon>
        <draw:line draw:style-name="gr10" draw:text-style-name="P6" draw:layer="layout" svg:x1="1.952cm" svg:y1="8.362cm" svg:x2="1.884cm" svg:y2="8.362cm">
          <text:p/>
        </draw:line>
        <draw:polygon draw:style-name="gr6" draw:text-style-name="P5" draw:layer="layout" svg:width="0.067cm" svg:height="0cm" svg:x="1.884cm" svg:y="8.328cm" svg:viewBox="0 0 68 0" draw:points="68,0 0,0">
          <text:p/>
        </draw:polygon>
        <draw:line draw:style-name="gr10" draw:text-style-name="P6" draw:layer="layout" svg:x1="1.952cm" svg:y1="8.328cm" svg:x2="1.884cm" svg:y2="8.328cm">
          <text:p/>
        </draw:line>
        <draw:polygon draw:style-name="gr6" draw:text-style-name="P5" draw:layer="layout" svg:width="0.067cm" svg:height="0cm" svg:x="1.884cm" svg:y="8.298cm" svg:viewBox="0 0 68 0" draw:points="68,0 0,0">
          <text:p/>
        </draw:polygon>
        <draw:line draw:style-name="gr10" draw:text-style-name="P6" draw:layer="layout" svg:x1="1.952cm" svg:y1="8.298cm" svg:x2="1.884cm" svg:y2="8.298cm">
          <text:p/>
        </draw:line>
        <draw:polygon draw:style-name="gr6" draw:text-style-name="P5" draw:layer="layout" svg:width="0.067cm" svg:height="0cm" svg:x="1.884cm" svg:y="8.271cm" svg:viewBox="0 0 68 0" draw:points="68,0 0,0">
          <text:p/>
        </draw:polygon>
        <draw:line draw:style-name="gr10" draw:text-style-name="P6" draw:layer="layout" svg:x1="1.952cm" svg:y1="8.271cm" svg:x2="1.884cm" svg:y2="8.271cm">
          <text:p/>
        </draw:line>
        <draw:polygon draw:style-name="gr6" draw:text-style-name="P5" draw:layer="layout" svg:width="0.067cm" svg:height="0cm" svg:x="1.884cm" svg:y="8.091cm" svg:viewBox="0 0 68 0" draw:points="68,0 0,0">
          <text:p/>
        </draw:polygon>
        <draw:line draw:style-name="gr10" draw:text-style-name="P6" draw:layer="layout" svg:x1="1.952cm" svg:y1="8.091cm" svg:x2="1.884cm" svg:y2="8.091cm">
          <text:p/>
        </draw:line>
        <draw:polygon draw:style-name="gr6" draw:text-style-name="P5" draw:layer="layout" svg:width="0.067cm" svg:height="0cm" svg:x="1.884cm" svg:y="8cm" svg:viewBox="0 0 68 0" draw:points="68,0 0,0">
          <text:p/>
        </draw:polygon>
        <draw:line draw:style-name="gr10" draw:text-style-name="P6" draw:layer="layout" svg:x1="1.952cm" svg:y1="8cm" svg:x2="1.884cm" svg:y2="8cm">
          <text:p/>
        </draw:line>
        <draw:polygon draw:style-name="gr6" draw:text-style-name="P5" draw:layer="layout" svg:width="0.067cm" svg:height="0cm" svg:x="1.884cm" svg:y="7.935cm" svg:viewBox="0 0 68 0" draw:points="68,0 0,0">
          <text:p/>
        </draw:polygon>
        <draw:line draw:style-name="gr10" draw:text-style-name="P6" draw:layer="layout" svg:x1="1.952cm" svg:y1="7.935cm" svg:x2="1.884cm" svg:y2="7.935cm">
          <text:p/>
        </draw:line>
        <draw:polygon draw:style-name="gr6" draw:text-style-name="P5" draw:layer="layout" svg:width="0.067cm" svg:height="0cm" svg:x="1.884cm" svg:y="7.884cm" svg:viewBox="0 0 68 0" draw:points="68,0 0,0">
          <text:p/>
        </draw:polygon>
        <draw:line draw:style-name="gr10" draw:text-style-name="P6" draw:layer="layout" svg:x1="1.952cm" svg:y1="7.884cm" svg:x2="1.884cm" svg:y2="7.884cm">
          <text:p/>
        </draw:line>
        <draw:polygon draw:style-name="gr6" draw:text-style-name="P5" draw:layer="layout" svg:width="0.067cm" svg:height="0cm" svg:x="1.884cm" svg:y="7.843cm" svg:viewBox="0 0 68 0" draw:points="68,0 0,0">
          <text:p/>
        </draw:polygon>
        <draw:line draw:style-name="gr10" draw:text-style-name="P6" draw:layer="layout" svg:x1="1.952cm" svg:y1="7.843cm" svg:x2="1.884cm" svg:y2="7.843cm">
          <text:p/>
        </draw:line>
        <draw:polygon draw:style-name="gr6" draw:text-style-name="P5" draw:layer="layout" svg:width="0.067cm" svg:height="0cm" svg:x="1.884cm" svg:y="7.808cm" svg:viewBox="0 0 68 0" draw:points="68,0 0,0">
          <text:p/>
        </draw:polygon>
        <draw:line draw:style-name="gr10" draw:text-style-name="P6" draw:layer="layout" svg:x1="1.952cm" svg:y1="7.808cm" svg:x2="1.884cm" svg:y2="7.808cm">
          <text:p/>
        </draw:line>
        <draw:polygon draw:style-name="gr6" draw:text-style-name="P5" draw:layer="layout" svg:width="0.067cm" svg:height="0cm" svg:x="1.884cm" svg:y="7.778cm" svg:viewBox="0 0 68 0" draw:points="68,0 0,0">
          <text:p/>
        </draw:polygon>
        <draw:line draw:style-name="gr10" draw:text-style-name="P6" draw:layer="layout" svg:x1="1.952cm" svg:y1="7.778cm" svg:x2="1.884cm" svg:y2="7.778cm">
          <text:p/>
        </draw:line>
        <draw:polygon draw:style-name="gr6" draw:text-style-name="P5" draw:layer="layout" svg:width="0.067cm" svg:height="0cm" svg:x="1.884cm" svg:y="7.752cm" svg:viewBox="0 0 68 0" draw:points="68,0 0,0">
          <text:p/>
        </draw:polygon>
        <draw:line draw:style-name="gr10" draw:text-style-name="P6" draw:layer="layout" svg:x1="1.952cm" svg:y1="7.752cm" svg:x2="1.884cm" svg:y2="7.752cm">
          <text:p/>
        </draw:line>
        <draw:polygon draw:style-name="gr6" draw:text-style-name="P5" draw:layer="layout" svg:width="0.067cm" svg:height="0cm" svg:x="1.884cm" svg:y="7.572cm" svg:viewBox="0 0 68 0" draw:points="68,0 0,0">
          <text:p/>
        </draw:polygon>
        <draw:line draw:style-name="gr10" draw:text-style-name="P6" draw:layer="layout" svg:x1="1.952cm" svg:y1="7.572cm" svg:x2="1.884cm" svg:y2="7.572cm">
          <text:p/>
        </draw:line>
        <draw:polygon draw:style-name="gr6" draw:text-style-name="P5" draw:layer="layout" svg:width="0.067cm" svg:height="0cm" svg:x="1.884cm" svg:y="7.48cm" svg:viewBox="0 0 68 0" draw:points="68,0 0,0">
          <text:p/>
        </draw:polygon>
        <draw:line draw:style-name="gr10" draw:text-style-name="P6" draw:layer="layout" svg:x1="1.952cm" svg:y1="7.48cm" svg:x2="1.884cm" svg:y2="7.48cm">
          <text:p/>
        </draw:line>
        <draw:polygon draw:style-name="gr6" draw:text-style-name="P5" draw:layer="layout" svg:width="0.067cm" svg:height="0cm" svg:x="1.884cm" svg:y="7.416cm" svg:viewBox="0 0 68 0" draw:points="68,0 0,0">
          <text:p/>
        </draw:polygon>
        <draw:line draw:style-name="gr10" draw:text-style-name="P6" draw:layer="layout" svg:x1="1.952cm" svg:y1="7.416cm" svg:x2="1.884cm" svg:y2="7.416cm">
          <text:p/>
        </draw:line>
        <draw:polygon draw:style-name="gr6" draw:text-style-name="P5" draw:layer="layout" svg:width="0.067cm" svg:height="0cm" svg:x="1.884cm" svg:y="7.365cm" svg:viewBox="0 0 68 0" draw:points="68,0 0,0">
          <text:p/>
        </draw:polygon>
        <draw:line draw:style-name="gr10" draw:text-style-name="P6" draw:layer="layout" svg:x1="1.952cm" svg:y1="7.365cm" svg:x2="1.884cm" svg:y2="7.365cm">
          <text:p/>
        </draw:line>
        <draw:polygon draw:style-name="gr6" draw:text-style-name="P5" draw:layer="layout" svg:width="0.067cm" svg:height="0cm" svg:x="1.884cm" svg:y="7.324cm" svg:viewBox="0 0 68 0" draw:points="68,0 0,0">
          <text:p/>
        </draw:polygon>
        <draw:line draw:style-name="gr10" draw:text-style-name="P6" draw:layer="layout" svg:x1="1.952cm" svg:y1="7.324cm" svg:x2="1.884cm" svg:y2="7.324cm">
          <text:p/>
        </draw:line>
        <draw:polygon draw:style-name="gr6" draw:text-style-name="P5" draw:layer="layout" svg:width="0.067cm" svg:height="0cm" svg:x="1.884cm" svg:y="7.29cm" svg:viewBox="0 0 68 0" draw:points="68,0 0,0">
          <text:p/>
        </draw:polygon>
        <draw:line draw:style-name="gr10" draw:text-style-name="P6" draw:layer="layout" svg:x1="1.952cm" svg:y1="7.29cm" svg:x2="1.884cm" svg:y2="7.29cm">
          <text:p/>
        </draw:line>
        <draw:polygon draw:style-name="gr6" draw:text-style-name="P5" draw:layer="layout" svg:width="0.067cm" svg:height="0cm" svg:x="1.884cm" svg:y="7.26cm" svg:viewBox="0 0 68 0" draw:points="68,0 0,0">
          <text:p/>
        </draw:polygon>
        <draw:line draw:style-name="gr10" draw:text-style-name="P6" draw:layer="layout" svg:x1="1.952cm" svg:y1="7.26cm" svg:x2="1.884cm" svg:y2="7.26cm">
          <text:p/>
        </draw:line>
        <draw:polygon draw:style-name="gr6" draw:text-style-name="P5" draw:layer="layout" svg:width="0.067cm" svg:height="0cm" svg:x="1.884cm" svg:y="7.233cm" svg:viewBox="0 0 68 0" draw:points="68,0 0,0">
          <text:p/>
        </draw:polygon>
        <draw:line draw:style-name="gr10" draw:text-style-name="P6" draw:layer="layout" svg:x1="1.952cm" svg:y1="7.233cm" svg:x2="1.884cm" svg:y2="7.233cm">
          <text:p/>
        </draw:line>
        <draw:polygon draw:style-name="gr6" draw:text-style-name="P5" draw:layer="layout" svg:width="0.067cm" svg:height="0cm" svg:x="1.884cm" svg:y="7.053cm" svg:viewBox="0 0 68 0" draw:points="68,0 0,0">
          <text:p/>
        </draw:polygon>
        <draw:line draw:style-name="gr10" draw:text-style-name="P6" draw:layer="layout" svg:x1="1.952cm" svg:y1="7.053cm" svg:x2="1.884cm" svg:y2="7.053cm">
          <text:p/>
        </draw:line>
        <draw:polygon draw:style-name="gr6" draw:text-style-name="P5" draw:layer="layout" svg:width="0.067cm" svg:height="0cm" svg:x="1.884cm" svg:y="6.962cm" svg:viewBox="0 0 68 0" draw:points="68,0 0,0">
          <text:p/>
        </draw:polygon>
        <draw:line draw:style-name="gr10" draw:text-style-name="P6" draw:layer="layout" svg:x1="1.952cm" svg:y1="6.962cm" svg:x2="1.884cm" svg:y2="6.962cm">
          <text:p/>
        </draw:line>
        <draw:polygon draw:style-name="gr6" draw:text-style-name="P5" draw:layer="layout" svg:width="0.067cm" svg:height="0cm" svg:x="1.884cm" svg:y="6.896cm" svg:viewBox="0 0 68 0" draw:points="68,0 0,0">
          <text:p/>
        </draw:polygon>
        <draw:line draw:style-name="gr10" draw:text-style-name="P6" draw:layer="layout" svg:x1="1.952cm" svg:y1="6.896cm" svg:x2="1.884cm" svg:y2="6.896cm">
          <text:p/>
        </draw:line>
        <draw:polygon draw:style-name="gr6" draw:text-style-name="P5" draw:layer="layout" svg:width="0.067cm" svg:height="0cm" svg:x="1.884cm" svg:y="6.846cm" svg:viewBox="0 0 68 0" draw:points="68,0 0,0">
          <text:p/>
        </draw:polygon>
        <draw:line draw:style-name="gr10" draw:text-style-name="P6" draw:layer="layout" svg:x1="1.952cm" svg:y1="6.846cm" svg:x2="1.884cm" svg:y2="6.846cm">
          <text:p/>
        </draw:line>
        <draw:polygon draw:style-name="gr6" draw:text-style-name="P5" draw:layer="layout" svg:width="0.067cm" svg:height="0cm" svg:x="1.884cm" svg:y="6.805cm" svg:viewBox="0 0 68 0" draw:points="68,0 0,0">
          <text:p/>
        </draw:polygon>
        <draw:line draw:style-name="gr10" draw:text-style-name="P6" draw:layer="layout" svg:x1="1.952cm" svg:y1="6.805cm" svg:x2="1.884cm" svg:y2="6.805cm">
          <text:p/>
        </draw:line>
        <draw:polygon draw:style-name="gr6" draw:text-style-name="P5" draw:layer="layout" svg:width="0.067cm" svg:height="0cm" svg:x="1.884cm" svg:y="6.77cm" svg:viewBox="0 0 68 0" draw:points="68,0 0,0">
          <text:p/>
        </draw:polygon>
        <draw:line draw:style-name="gr10" draw:text-style-name="P6" draw:layer="layout" svg:x1="1.952cm" svg:y1="6.77cm" svg:x2="1.884cm" svg:y2="6.77cm">
          <text:p/>
        </draw:line>
        <draw:polygon draw:style-name="gr6" draw:text-style-name="P5" draw:layer="layout" svg:width="0.067cm" svg:height="0cm" svg:x="1.884cm" svg:y="6.74cm" svg:viewBox="0 0 68 0" draw:points="68,0 0,0">
          <text:p/>
        </draw:polygon>
        <draw:line draw:style-name="gr10" draw:text-style-name="P6" draw:layer="layout" svg:x1="1.952cm" svg:y1="6.74cm" svg:x2="1.884cm" svg:y2="6.74cm">
          <text:p/>
        </draw:line>
        <draw:polygon draw:style-name="gr6" draw:text-style-name="P5" draw:layer="layout" svg:width="0.067cm" svg:height="0cm" svg:x="1.884cm" svg:y="6.714cm" svg:viewBox="0 0 68 0" draw:points="68,0 0,0">
          <text:p/>
        </draw:polygon>
        <draw:line draw:style-name="gr10" draw:text-style-name="P6" draw:layer="layout" svg:x1="1.952cm" svg:y1="6.714cm" svg:x2="1.884cm" svg:y2="6.714cm">
          <text:p/>
        </draw:line>
        <draw:polygon draw:style-name="gr6" draw:text-style-name="P5" draw:layer="layout" svg:width="0.067cm" svg:height="0cm" svg:x="1.884cm" svg:y="6.534cm" svg:viewBox="0 0 68 0" draw:points="68,0 0,0">
          <text:p/>
        </draw:polygon>
        <draw:line draw:style-name="gr10" draw:text-style-name="P6" draw:layer="layout" svg:x1="1.952cm" svg:y1="6.534cm" svg:x2="1.884cm" svg:y2="6.534cm">
          <text:p/>
        </draw:line>
        <draw:polygon draw:style-name="gr6" draw:text-style-name="P5" draw:layer="layout" svg:width="0.067cm" svg:height="0cm" svg:x="1.884cm" svg:y="6.442cm" svg:viewBox="0 0 68 0" draw:points="68,0 0,0">
          <text:p/>
        </draw:polygon>
        <draw:line draw:style-name="gr10" draw:text-style-name="P6" draw:layer="layout" svg:x1="1.952cm" svg:y1="6.442cm" svg:x2="1.884cm" svg:y2="6.442cm">
          <text:p/>
        </draw:line>
        <draw:polygon draw:style-name="gr6" draw:text-style-name="P5" draw:layer="layout" svg:width="0.067cm" svg:height="0cm" svg:x="1.884cm" svg:y="6.378cm" svg:viewBox="0 0 68 0" draw:points="68,0 0,0">
          <text:p/>
        </draw:polygon>
        <draw:line draw:style-name="gr10" draw:text-style-name="P6" draw:layer="layout" svg:x1="1.952cm" svg:y1="6.378cm" svg:x2="1.884cm" svg:y2="6.378cm">
          <text:p/>
        </draw:line>
        <draw:polygon draw:style-name="gr6" draw:text-style-name="P5" draw:layer="layout" svg:width="0.067cm" svg:height="0cm" svg:x="1.884cm" svg:y="6.327cm" svg:viewBox="0 0 68 0" draw:points="68,0 0,0">
          <text:p/>
        </draw:polygon>
        <draw:line draw:style-name="gr10" draw:text-style-name="P6" draw:layer="layout" svg:x1="1.952cm" svg:y1="6.327cm" svg:x2="1.884cm" svg:y2="6.327cm">
          <text:p/>
        </draw:line>
        <draw:polygon draw:style-name="gr6" draw:text-style-name="P5" draw:layer="layout" svg:width="0.067cm" svg:height="0cm" svg:x="1.884cm" svg:y="6.286cm" svg:viewBox="0 0 68 0" draw:points="68,0 0,0">
          <text:p/>
        </draw:polygon>
        <draw:line draw:style-name="gr10" draw:text-style-name="P6" draw:layer="layout" svg:x1="1.952cm" svg:y1="6.286cm" svg:x2="1.884cm" svg:y2="6.286cm">
          <text:p/>
        </draw:line>
        <draw:polygon draw:style-name="gr6" draw:text-style-name="P5" draw:layer="layout" svg:width="0.067cm" svg:height="0cm" svg:x="1.884cm" svg:y="6.251cm" svg:viewBox="0 0 68 0" draw:points="68,0 0,0">
          <text:p/>
        </draw:polygon>
        <draw:line draw:style-name="gr10" draw:text-style-name="P6" draw:layer="layout" svg:x1="1.952cm" svg:y1="6.251cm" svg:x2="1.884cm" svg:y2="6.251cm">
          <text:p/>
        </draw:line>
        <draw:polygon draw:style-name="gr6" draw:text-style-name="P5" draw:layer="layout" svg:width="0.067cm" svg:height="0cm" svg:x="1.884cm" svg:y="6.221cm" svg:viewBox="0 0 68 0" draw:points="68,0 0,0">
          <text:p/>
        </draw:polygon>
        <draw:line draw:style-name="gr10" draw:text-style-name="P6" draw:layer="layout" svg:x1="1.952cm" svg:y1="6.221cm" svg:x2="1.884cm" svg:y2="6.221cm">
          <text:p/>
        </draw:line>
        <draw:polygon draw:style-name="gr6" draw:text-style-name="P5" draw:layer="layout" svg:width="0.067cm" svg:height="0cm" svg:x="1.884cm" svg:y="6.195cm" svg:viewBox="0 0 68 0" draw:points="68,0 0,0">
          <text:p/>
        </draw:polygon>
        <draw:line draw:style-name="gr10" draw:text-style-name="P6" draw:layer="layout" svg:x1="1.952cm" svg:y1="6.195cm" svg:x2="1.884cm" svg:y2="6.195cm">
          <text:p/>
        </draw:line>
        <draw:polygon draw:style-name="gr6" draw:text-style-name="P5" draw:layer="layout" svg:width="0.067cm" svg:height="0cm" svg:x="1.884cm" svg:y="6.015cm" svg:viewBox="0 0 68 0" draw:points="68,0 0,0">
          <text:p/>
        </draw:polygon>
        <draw:line draw:style-name="gr10" draw:text-style-name="P6" draw:layer="layout" svg:x1="1.952cm" svg:y1="6.015cm" svg:x2="1.884cm" svg:y2="6.015cm">
          <text:p/>
        </draw:line>
        <draw:polygon draw:style-name="gr6" draw:text-style-name="P5" draw:layer="layout" svg:width="0.067cm" svg:height="0cm" svg:x="1.884cm" svg:y="5.923cm" svg:viewBox="0 0 68 0" draw:points="68,0 0,0">
          <text:p/>
        </draw:polygon>
        <draw:line draw:style-name="gr10" draw:text-style-name="P6" draw:layer="layout" svg:x1="1.952cm" svg:y1="5.923cm" svg:x2="1.884cm" svg:y2="5.923cm">
          <text:p/>
        </draw:line>
        <draw:polygon draw:style-name="gr6" draw:text-style-name="P5" draw:layer="layout" svg:width="0.067cm" svg:height="0cm" svg:x="1.884cm" svg:y="5.858cm" svg:viewBox="0 0 68 0" draw:points="68,0 0,0">
          <text:p/>
        </draw:polygon>
        <draw:line draw:style-name="gr10" draw:text-style-name="P6" draw:layer="layout" svg:x1="1.952cm" svg:y1="5.858cm" svg:x2="1.884cm" svg:y2="5.858cm">
          <text:p/>
        </draw:line>
        <draw:polygon draw:style-name="gr6" draw:text-style-name="P5" draw:layer="layout" svg:width="0.067cm" svg:height="0cm" svg:x="1.884cm" svg:y="5.808cm" svg:viewBox="0 0 68 0" draw:points="68,0 0,0">
          <text:p/>
        </draw:polygon>
        <draw:line draw:style-name="gr10" draw:text-style-name="P6" draw:layer="layout" svg:x1="1.952cm" svg:y1="5.808cm" svg:x2="1.884cm" svg:y2="5.808cm">
          <text:p/>
        </draw:line>
        <draw:polygon draw:style-name="gr6" draw:text-style-name="P5" draw:layer="layout" svg:width="0.067cm" svg:height="0cm" svg:x="1.884cm" svg:y="5.767cm" svg:viewBox="0 0 68 0" draw:points="68,0 0,0">
          <text:p/>
        </draw:polygon>
        <draw:line draw:style-name="gr10" draw:text-style-name="P6" draw:layer="layout" svg:x1="1.952cm" svg:y1="5.767cm" svg:x2="1.884cm" svg:y2="5.767cm">
          <text:p/>
        </draw:line>
        <draw:polygon draw:style-name="gr6" draw:text-style-name="P5" draw:layer="layout" svg:width="0.067cm" svg:height="0cm" svg:x="1.884cm" svg:y="5.732cm" svg:viewBox="0 0 68 0" draw:points="68,0 0,0">
          <text:p/>
        </draw:polygon>
        <draw:line draw:style-name="gr10" draw:text-style-name="P6" draw:layer="layout" svg:x1="1.952cm" svg:y1="5.732cm" svg:x2="1.884cm" svg:y2="5.732cm">
          <text:p/>
        </draw:line>
        <draw:polygon draw:style-name="gr6" draw:text-style-name="P5" draw:layer="layout" svg:width="0.067cm" svg:height="0cm" svg:x="1.884cm" svg:y="5.702cm" svg:viewBox="0 0 68 0" draw:points="68,0 0,0">
          <text:p/>
        </draw:polygon>
        <draw:line draw:style-name="gr10" draw:text-style-name="P6" draw:layer="layout" svg:x1="1.952cm" svg:y1="5.702cm" svg:x2="1.884cm" svg:y2="5.702cm">
          <text:p/>
        </draw:line>
        <draw:polygon draw:style-name="gr6" draw:text-style-name="P5" draw:layer="layout" svg:width="0.067cm" svg:height="0cm" svg:x="1.884cm" svg:y="5.675cm" svg:viewBox="0 0 68 0" draw:points="68,0 0,0">
          <text:p/>
        </draw:polygon>
        <draw:line draw:style-name="gr10" draw:text-style-name="P6" draw:layer="layout" svg:x1="1.952cm" svg:y1="5.675cm" svg:x2="1.884cm" svg:y2="5.675cm">
          <text:p/>
        </draw:line>
        <draw:polygon draw:style-name="gr6" draw:text-style-name="P5" draw:layer="layout" svg:width="0.067cm" svg:height="0cm" svg:x="1.884cm" svg:y="5.496cm" svg:viewBox="0 0 68 0" draw:points="68,0 0,0">
          <text:p/>
        </draw:polygon>
        <draw:line draw:style-name="gr10" draw:text-style-name="P6" draw:layer="layout" svg:x1="1.952cm" svg:y1="5.496cm" svg:x2="1.884cm" svg:y2="5.496cm">
          <text:p/>
        </draw:line>
        <draw:polygon draw:style-name="gr6" draw:text-style-name="P5" draw:layer="layout" svg:width="0.067cm" svg:height="0cm" svg:x="1.884cm" svg:y="5.404cm" svg:viewBox="0 0 68 0" draw:points="68,0 0,0">
          <text:p/>
        </draw:polygon>
        <draw:line draw:style-name="gr10" draw:text-style-name="P6" draw:layer="layout" svg:x1="1.952cm" svg:y1="5.404cm" svg:x2="1.884cm" svg:y2="5.404cm">
          <text:p/>
        </draw:line>
        <draw:polygon draw:style-name="gr6" draw:text-style-name="P5" draw:layer="layout" svg:width="0.067cm" svg:height="0cm" svg:x="1.884cm" svg:y="5.339cm" svg:viewBox="0 0 68 0" draw:points="68,0 0,0">
          <text:p/>
        </draw:polygon>
        <draw:line draw:style-name="gr10" draw:text-style-name="P6" draw:layer="layout" svg:x1="1.952cm" svg:y1="5.339cm" svg:x2="1.884cm" svg:y2="5.339cm">
          <text:p/>
        </draw:line>
        <draw:polygon draw:style-name="gr6" draw:text-style-name="P5" draw:layer="layout" svg:width="0.067cm" svg:height="0cm" svg:x="1.884cm" svg:y="5.289cm" svg:viewBox="0 0 68 0" draw:points="68,0 0,0">
          <text:p/>
        </draw:polygon>
        <draw:line draw:style-name="gr10" draw:text-style-name="P6" draw:layer="layout" svg:x1="1.952cm" svg:y1="5.289cm" svg:x2="1.884cm" svg:y2="5.289cm">
          <text:p/>
        </draw:line>
        <draw:polygon draw:style-name="gr6" draw:text-style-name="P5" draw:layer="layout" svg:width="0.067cm" svg:height="0cm" svg:x="1.884cm" svg:y="5.248cm" svg:viewBox="0 0 68 0" draw:points="68,0 0,0">
          <text:p/>
        </draw:polygon>
        <draw:line draw:style-name="gr10" draw:text-style-name="P6" draw:layer="layout" svg:x1="1.952cm" svg:y1="5.248cm" svg:x2="1.884cm" svg:y2="5.248cm">
          <text:p/>
        </draw:line>
        <draw:polygon draw:style-name="gr6" draw:text-style-name="P5" draw:layer="layout" svg:width="0.067cm" svg:height="0cm" svg:x="1.884cm" svg:y="5.213cm" svg:viewBox="0 0 68 0" draw:points="68,0 0,0">
          <text:p/>
        </draw:polygon>
        <draw:line draw:style-name="gr10" draw:text-style-name="P6" draw:layer="layout" svg:x1="1.952cm" svg:y1="5.213cm" svg:x2="1.884cm" svg:y2="5.213cm">
          <text:p/>
        </draw:line>
        <draw:polygon draw:style-name="gr6" draw:text-style-name="P5" draw:layer="layout" svg:width="0.067cm" svg:height="0cm" svg:x="1.884cm" svg:y="5.183cm" svg:viewBox="0 0 68 0" draw:points="68,0 0,0">
          <text:p/>
        </draw:polygon>
        <draw:line draw:style-name="gr10" draw:text-style-name="P6" draw:layer="layout" svg:x1="1.952cm" svg:y1="5.183cm" svg:x2="1.884cm" svg:y2="5.183cm">
          <text:p/>
        </draw:line>
        <draw:polygon draw:style-name="gr6" draw:text-style-name="P5" draw:layer="layout" svg:width="0.067cm" svg:height="0cm" svg:x="1.884cm" svg:y="5.156cm" svg:viewBox="0 0 68 0" draw:points="68,0 0,0">
          <text:p/>
        </draw:polygon>
        <draw:line draw:style-name="gr10" draw:text-style-name="P6" draw:layer="layout" svg:x1="1.952cm" svg:y1="5.156cm" svg:x2="1.884cm" svg:y2="5.156cm">
          <text:p/>
        </draw:line>
        <draw:polygon draw:style-name="gr6" draw:text-style-name="P5" draw:layer="layout" svg:width="0.067cm" svg:height="0cm" svg:x="1.884cm" svg:y="4.976cm" svg:viewBox="0 0 68 0" draw:points="68,0 0,0">
          <text:p/>
        </draw:polygon>
        <draw:line draw:style-name="gr10" draw:text-style-name="P6" draw:layer="layout" svg:x1="1.952cm" svg:y1="4.976cm" svg:x2="1.884cm" svg:y2="4.976cm">
          <text:p/>
        </draw:line>
        <draw:polygon draw:style-name="gr6" draw:text-style-name="P5" draw:layer="layout" svg:width="0.067cm" svg:height="0cm" svg:x="1.884cm" svg:y="4.885cm" svg:viewBox="0 0 68 0" draw:points="68,0 0,0">
          <text:p/>
        </draw:polygon>
        <draw:line draw:style-name="gr10" draw:text-style-name="P6" draw:layer="layout" svg:x1="1.952cm" svg:y1="4.885cm" svg:x2="1.884cm" svg:y2="4.885cm">
          <text:p/>
        </draw:line>
        <draw:polygon draw:style-name="gr6" draw:text-style-name="P5" draw:layer="layout" svg:width="0.067cm" svg:height="0cm" svg:x="1.884cm" svg:y="4.82cm" svg:viewBox="0 0 68 0" draw:points="68,0 0,0">
          <text:p/>
        </draw:polygon>
        <draw:line draw:style-name="gr10" draw:text-style-name="P6" draw:layer="layout" svg:x1="1.952cm" svg:y1="4.82cm" svg:x2="1.884cm" svg:y2="4.82cm">
          <text:p/>
        </draw:line>
        <draw:polygon draw:style-name="gr6" draw:text-style-name="P5" draw:layer="layout" svg:width="0.067cm" svg:height="0cm" svg:x="1.884cm" svg:y="4.77cm" svg:viewBox="0 0 68 0" draw:points="68,0 0,0">
          <text:p/>
        </draw:polygon>
        <draw:line draw:style-name="gr10" draw:text-style-name="P6" draw:layer="layout" svg:x1="1.952cm" svg:y1="4.77cm" svg:x2="1.884cm" svg:y2="4.77cm">
          <text:p/>
        </draw:line>
        <draw:polyline draw:style-name="gr11" draw:text-style-name="P6" draw:layer="layout" svg:width="11.005cm" svg:height="3.036cm" svg:x="2.502cm" svg:y="5.198cm" svg:viewBox="0 0 11006 3037" draw:points="0,344 579,288 1159,287 1738,211 2317,139 2896,35 3476,0 4056,35 4635,253 5214,524 5793,893 6373,1175 6952,1587 7530,1904 8110,2145 8689,2551 9269,2797 9848,2948 10426,3014 11006,3037">
          <text:p/>
        </draw:polyline>
        <draw:polyline draw:style-name="gr12" draw:text-style-name="P6" draw:layer="layout" svg:width="11.005cm" svg:height="3.372cm" svg:x="2.502cm" svg:y="4.919cm" svg:viewBox="0 0 11006 3373" draw:points="0,228 579,210 1159,468 1738,253 2317,104 2896,119 3476,0 4056,26 4635,181 5214,555 5793,996 6373,1434 6952,1855 7530,2280 8110,2622 8689,2873 9269,3285 9848,3308 10426,3368 11006,3373">
          <text:p/>
        </draw:polyline>
        <draw:polyline draw:style-name="gr13" draw:text-style-name="P6" draw:layer="layout" svg:width="10.425cm" svg:height="2.729cm" svg:x="2.502cm" svg:y="5.462cm" svg:viewBox="0 0 10426 2730" draw:points="0,160 579,240 1159,184 1738,99 2317,19 2897,30 3476,0 4056,34 4635,206 5214,447 5793,682 7530,1632 8110,1904 8689,2182 9269,2386 9848,2579 10426,2730">
          <text:p/>
        </draw:polyline>
        <draw:polyline draw:style-name="gr14" draw:text-style-name="P6" draw:layer="layout" svg:width="11.005cm" svg:height="2.353cm" svg:x="2.502cm" svg:y="5.689cm" svg:viewBox="0 0 11006 2354" draw:points="0,291 579,232 1159,228 1738,164 2317,119 2896,0 3476,72 4056,107 4635,272 5214,442 5793,619 6373,878 6952,1094 7530,1282 8110,1502 8689,1702 9269,1965 10426,2192 11006,2354">
          <text:p/>
        </draw:polyline>
        <draw:line draw:style-name="gr15" draw:text-style-name="P6" draw:layer="layout" svg:x1="1.953cm" svg:y1="8.46cm" svg:x2="1.953cm" svg:y2="4.751cm">
          <text:p/>
        </draw:line>
        <draw:line draw:style-name="gr15" draw:text-style-name="P6" draw:layer="layout" svg:x1="14.058cm" svg:y1="8.46cm" svg:x2="14.058cm" svg:y2="4.751cm">
          <text:p/>
        </draw:line>
        <draw:line draw:style-name="gr15" draw:text-style-name="P6" draw:layer="layout" svg:x1="1.953cm" svg:y1="8.46cm" svg:x2="14.058cm" svg:y2="8.46cm">
          <text:p/>
        </draw:line>
        <draw:line draw:style-name="gr15" draw:text-style-name="P6" draw:layer="layout" svg:x1="1.953cm" svg:y1="4.751cm" svg:x2="14.058cm" svg:y2="4.751cm">
          <text:p/>
        </draw:line>
        <draw:frame draw:style-name="gr16" draw:text-style-name="P3" draw:layer="layout" svg:width="2.317cm" svg:height="0.429cm" draw:transform="rotate (1.5707963267949) translate (0.333cm 7.658cm)">
          <draw:text-box>
            <text:p text:style-name="P2"><text:span text:style-name="T3">Fano factor </text:span><text:span text:style-name="T5">F</text:span></text:p>
          </draw:text-box>
        </draw:frame>
        <draw:polygon draw:style-name="gr1" draw:text-style-name="P1" draw:layer="layout" svg:width="12.105cm" svg:height="3.875cm" svg:x="1.951cm" svg:y="0.797cm" svg:viewBox="0 0 12106 3876" draw:points="0,3876 12106,3876 12106,0 0,0">
          <text:p/>
        </draw:polygon>
        <draw:polygon draw:style-name="gr6" draw:text-style-name="P5" draw:layer="layout" svg:width="0cm" svg:height="0.05cm" svg:x="3.369cm" svg:y="4.672cm" svg:viewBox="0 0 0 51" draw:points="0,0 0,51">
          <text:p/>
        </draw:polygon>
        <draw:line draw:style-name="gr8" draw:text-style-name="P6" draw:layer="layout" svg:x1="3.369cm" svg:y1="4.672cm" svg:x2="3.369cm" svg:y2="4.723cm">
          <text:p/>
        </draw:line>
        <draw:polygon draw:style-name="gr6" draw:text-style-name="P5" draw:layer="layout" svg:width="0cm" svg:height="0.05cm" svg:x="4.817cm" svg:y="4.672cm" svg:viewBox="0 0 0 51" draw:points="0,0 0,51">
          <text:p/>
        </draw:polygon>
        <draw:line draw:style-name="gr8" draw:text-style-name="P6" draw:layer="layout" svg:x1="4.817cm" svg:y1="4.672cm" svg:x2="4.817cm" svg:y2="4.723cm">
          <text:p/>
        </draw:line>
        <draw:polygon draw:style-name="gr6" draw:text-style-name="P5" draw:layer="layout" svg:width="0cm" svg:height="0.05cm" svg:x="6.265cm" svg:y="4.672cm" svg:viewBox="0 0 0 51" draw:points="0,0 0,51">
          <text:p/>
        </draw:polygon>
        <draw:line draw:style-name="gr8" draw:text-style-name="P6" draw:layer="layout" svg:x1="6.265cm" svg:y1="4.672cm" svg:x2="6.265cm" svg:y2="4.723cm">
          <text:p/>
        </draw:line>
        <draw:polygon draw:style-name="gr6" draw:text-style-name="P5" draw:layer="layout" svg:width="0cm" svg:height="0.05cm" svg:x="7.713cm" svg:y="4.672cm" svg:viewBox="0 0 0 51" draw:points="0,0 0,51">
          <text:p/>
        </draw:polygon>
        <draw:line draw:style-name="gr8" draw:text-style-name="P6" draw:layer="layout" svg:x1="7.713cm" svg:y1="4.672cm" svg:x2="7.713cm" svg:y2="4.723cm">
          <text:p/>
        </draw:line>
        <draw:polygon draw:style-name="gr6" draw:text-style-name="P5" draw:layer="layout" svg:width="0cm" svg:height="0.05cm" svg:x="9.161cm" svg:y="4.672cm" svg:viewBox="0 0 0 51" draw:points="0,0 0,51">
          <text:p/>
        </draw:polygon>
        <draw:line draw:style-name="gr8" draw:text-style-name="P6" draw:layer="layout" svg:x1="9.161cm" svg:y1="4.672cm" svg:x2="9.161cm" svg:y2="4.723cm">
          <text:p/>
        </draw:line>
        <draw:line draw:style-name="gr8" draw:text-style-name="P6" draw:layer="layout" svg:x1="10.609cm" svg:y1="4.672cm" svg:x2="10.609cm" svg:y2="4.723cm">
          <text:p/>
        </draw:line>
        <draw:line draw:style-name="gr8" draw:text-style-name="P6" draw:layer="layout" svg:x1="12.057cm" svg:y1="4.672cm" svg:x2="12.057cm" svg:y2="4.723cm">
          <text:p/>
        </draw:line>
        <draw:line draw:style-name="gr8" draw:text-style-name="P6" draw:layer="layout" svg:x1="13.505cm" svg:y1="4.672cm" svg:x2="13.505cm" svg:y2="4.723cm">
          <text:p/>
        </draw:line>
        <draw:polygon draw:style-name="gr6" draw:text-style-name="P5" draw:layer="layout" svg:width="0.118cm" svg:height="0cm" svg:x="1.832cm" svg:y="4.162cm" svg:viewBox="0 0 119 0" draw:points="119,0 0,0">
          <text:p/>
        </draw:polygon>
        <draw:line draw:style-name="gr8" draw:text-style-name="P6" draw:layer="layout" svg:x1="1.951cm" svg:y1="4.162cm" svg:x2="1.832cm" svg:y2="4.162cm">
          <text:p/>
        </draw:line>
        <draw:polygon draw:style-name="gr6" draw:text-style-name="P5" draw:layer="layout" svg:width="0.118cm" svg:height="0cm" svg:x="1.832cm" svg:y="3.566cm" svg:viewBox="0 0 119 0" draw:points="119,0 0,0">
          <text:p/>
        </draw:polygon>
        <draw:line draw:style-name="gr8" draw:text-style-name="P6" draw:layer="layout" svg:x1="1.951cm" svg:y1="3.566cm" svg:x2="1.832cm" svg:y2="3.566cm">
          <text:p/>
        </draw:line>
        <draw:polygon draw:style-name="gr6" draw:text-style-name="P5" draw:layer="layout" svg:width="0.118cm" svg:height="0cm" svg:x="1.832cm" svg:y="2.97cm" svg:viewBox="0 0 119 0" draw:points="119,0 0,0">
          <text:p/>
        </draw:polygon>
        <draw:line draw:style-name="gr8" draw:text-style-name="P6" draw:layer="layout" svg:x1="1.951cm" svg:y1="2.97cm" svg:x2="1.832cm" svg:y2="2.97cm">
          <text:p/>
        </draw:line>
        <draw:polygon draw:style-name="gr6" draw:text-style-name="P5" draw:layer="layout" svg:width="0.118cm" svg:height="0cm" svg:x="1.832cm" svg:y="2.374cm" svg:viewBox="0 0 119 0" draw:points="119,0 0,0">
          <text:p/>
        </draw:polygon>
        <draw:line draw:style-name="gr8" draw:text-style-name="P6" draw:layer="layout" svg:x1="1.951cm" svg:y1="2.374cm" svg:x2="1.832cm" svg:y2="2.374cm">
          <text:p/>
        </draw:line>
        <draw:polygon draw:style-name="gr6" draw:text-style-name="P5" draw:layer="layout" svg:width="0.118cm" svg:height="0cm" svg:x="1.832cm" svg:y="1.778cm" svg:viewBox="0 0 119 0" draw:points="119,0 0,0">
          <text:p/>
        </draw:polygon>
        <draw:line draw:style-name="gr8" draw:text-style-name="P6" draw:layer="layout" svg:x1="1.951cm" svg:y1="1.778cm" svg:x2="1.832cm" svg:y2="1.778cm">
          <text:p/>
        </draw:line>
        <draw:polygon draw:style-name="gr6" draw:text-style-name="P5" draw:layer="layout" svg:width="0.118cm" svg:height="0cm" svg:x="1.832cm" svg:y="1.182cm" svg:viewBox="0 0 119 0" draw:points="119,0 0,0">
          <text:p/>
        </draw:polygon>
        <draw:line draw:style-name="gr8" draw:text-style-name="P6" draw:layer="layout" svg:x1="1.951cm" svg:y1="1.182cm" svg:x2="1.832cm" svg:y2="1.182cm">
          <text:p/>
        </draw:line>
        <draw:polygon draw:style-name="gr6" draw:text-style-name="P5" draw:layer="layout" svg:width="0.067cm" svg:height="0cm" svg:x="1.883cm" svg:y="4.579cm" svg:viewBox="0 0 68 0" draw:points="68,0 0,0">
          <text:p/>
        </draw:polygon>
        <draw:line draw:style-name="gr10" draw:text-style-name="P6" draw:layer="layout" svg:x1="1.951cm" svg:y1="4.579cm" svg:x2="1.883cm" svg:y2="4.579cm">
          <text:p/>
        </draw:line>
        <draw:polygon draw:style-name="gr6" draw:text-style-name="P5" draw:layer="layout" svg:width="0.067cm" svg:height="0cm" svg:x="1.883cm" svg:y="4.474cm" svg:viewBox="0 0 68 0" draw:points="68,0 0,0">
          <text:p/>
        </draw:polygon>
        <draw:line draw:style-name="gr10" draw:text-style-name="P6" draw:layer="layout" svg:x1="1.951cm" svg:y1="4.474cm" svg:x2="1.883cm" svg:y2="4.474cm">
          <text:p/>
        </draw:line>
        <draw:polygon draw:style-name="gr6" draw:text-style-name="P5" draw:layer="layout" svg:width="0.067cm" svg:height="0cm" svg:x="1.883cm" svg:y="4.399cm" svg:viewBox="0 0 68 0" draw:points="68,0 0,0">
          <text:p/>
        </draw:polygon>
        <draw:line draw:style-name="gr10" draw:text-style-name="P6" draw:layer="layout" svg:x1="1.951cm" svg:y1="4.399cm" svg:x2="1.883cm" svg:y2="4.399cm">
          <text:p/>
        </draw:line>
        <draw:polygon draw:style-name="gr6" draw:text-style-name="P5" draw:layer="layout" svg:width="0.067cm" svg:height="0cm" svg:x="1.883cm" svg:y="4.342cm" svg:viewBox="0 0 68 0" draw:points="68,0 0,0">
          <text:p/>
        </draw:polygon>
        <draw:line draw:style-name="gr10" draw:text-style-name="P6" draw:layer="layout" svg:x1="1.951cm" svg:y1="4.342cm" svg:x2="1.883cm" svg:y2="4.342cm">
          <text:p/>
        </draw:line>
        <draw:polygon draw:style-name="gr6" draw:text-style-name="P5" draw:layer="layout" svg:width="0.067cm" svg:height="0cm" svg:x="1.883cm" svg:y="4.294cm" svg:viewBox="0 0 68 0" draw:points="68,0 0,0">
          <text:p/>
        </draw:polygon>
        <draw:line draw:style-name="gr10" draw:text-style-name="P6" draw:layer="layout" svg:x1="1.951cm" svg:y1="4.294cm" svg:x2="1.883cm" svg:y2="4.294cm">
          <text:p/>
        </draw:line>
        <draw:polygon draw:style-name="gr6" draw:text-style-name="P5" draw:layer="layout" svg:width="0.067cm" svg:height="0cm" svg:x="1.883cm" svg:y="4.254cm" svg:viewBox="0 0 68 0" draw:points="68,0 0,0">
          <text:p/>
        </draw:polygon>
        <draw:line draw:style-name="gr10" draw:text-style-name="P6" draw:layer="layout" svg:x1="1.951cm" svg:y1="4.254cm" svg:x2="1.883cm" svg:y2="4.254cm">
          <text:p/>
        </draw:line>
        <draw:polygon draw:style-name="gr6" draw:text-style-name="P5" draw:layer="layout" svg:width="0.067cm" svg:height="0cm" svg:x="1.883cm" svg:y="4.22cm" svg:viewBox="0 0 68 0" draw:points="68,0 0,0">
          <text:p/>
        </draw:polygon>
        <draw:line draw:style-name="gr10" draw:text-style-name="P6" draw:layer="layout" svg:x1="1.951cm" svg:y1="4.22cm" svg:x2="1.883cm" svg:y2="4.22cm">
          <text:p/>
        </draw:line>
        <draw:polygon draw:style-name="gr6" draw:text-style-name="P5" draw:layer="layout" svg:width="0.067cm" svg:height="0cm" svg:x="1.883cm" svg:y="4.189cm" svg:viewBox="0 0 68 0" draw:points="68,0 0,0">
          <text:p/>
        </draw:polygon>
        <draw:line draw:style-name="gr10" draw:text-style-name="P6" draw:layer="layout" svg:x1="1.951cm" svg:y1="4.189cm" svg:x2="1.883cm" svg:y2="4.189cm">
          <text:p/>
        </draw:line>
        <draw:polygon draw:style-name="gr6" draw:text-style-name="P5" draw:layer="layout" svg:width="0.067cm" svg:height="0cm" svg:x="1.883cm" svg:y="3.983cm" svg:viewBox="0 0 68 0" draw:points="68,0 0,0">
          <text:p/>
        </draw:polygon>
        <draw:line draw:style-name="gr10" draw:text-style-name="P6" draw:layer="layout" svg:x1="1.951cm" svg:y1="3.983cm" svg:x2="1.883cm" svg:y2="3.983cm">
          <text:p/>
        </draw:line>
        <draw:polygon draw:style-name="gr6" draw:text-style-name="P5" draw:layer="layout" svg:width="0.067cm" svg:height="0cm" svg:x="1.883cm" svg:y="3.878cm" svg:viewBox="0 0 68 0" draw:points="68,0 0,0">
          <text:p/>
        </draw:polygon>
        <draw:line draw:style-name="gr10" draw:text-style-name="P6" draw:layer="layout" svg:x1="1.951cm" svg:y1="3.878cm" svg:x2="1.883cm" svg:y2="3.878cm">
          <text:p/>
        </draw:line>
        <draw:polygon draw:style-name="gr6" draw:text-style-name="P5" draw:layer="layout" svg:width="0.067cm" svg:height="0cm" svg:x="1.883cm" svg:y="3.803cm" svg:viewBox="0 0 68 0" draw:points="68,0 0,0">
          <text:p/>
        </draw:polygon>
        <draw:line draw:style-name="gr10" draw:text-style-name="P6" draw:layer="layout" svg:x1="1.951cm" svg:y1="3.803cm" svg:x2="1.883cm" svg:y2="3.803cm">
          <text:p/>
        </draw:line>
        <draw:polygon draw:style-name="gr6" draw:text-style-name="P5" draw:layer="layout" svg:width="0.067cm" svg:height="0cm" svg:x="1.883cm" svg:y="3.745cm" svg:viewBox="0 0 68 0" draw:points="68,0 0,0">
          <text:p/>
        </draw:polygon>
        <draw:line draw:style-name="gr10" draw:text-style-name="P6" draw:layer="layout" svg:x1="1.951cm" svg:y1="3.745cm" svg:x2="1.883cm" svg:y2="3.745cm">
          <text:p/>
        </draw:line>
        <draw:polygon draw:style-name="gr6" draw:text-style-name="P5" draw:layer="layout" svg:width="0.067cm" svg:height="0cm" svg:x="1.883cm" svg:y="3.698cm" svg:viewBox="0 0 68 0" draw:points="68,0 0,0">
          <text:p/>
        </draw:polygon>
        <draw:line draw:style-name="gr10" draw:text-style-name="P6" draw:layer="layout" svg:x1="1.951cm" svg:y1="3.698cm" svg:x2="1.883cm" svg:y2="3.698cm">
          <text:p/>
        </draw:line>
        <draw:polygon draw:style-name="gr6" draw:text-style-name="P5" draw:layer="layout" svg:width="0.067cm" svg:height="0cm" svg:x="1.883cm" svg:y="3.658cm" svg:viewBox="0 0 68 0" draw:points="68,0 0,0">
          <text:p/>
        </draw:polygon>
        <draw:line draw:style-name="gr10" draw:text-style-name="P6" draw:layer="layout" svg:x1="1.951cm" svg:y1="3.658cm" svg:x2="1.883cm" svg:y2="3.658cm">
          <text:p/>
        </draw:line>
        <draw:polygon draw:style-name="gr6" draw:text-style-name="P5" draw:layer="layout" svg:width="0.067cm" svg:height="0cm" svg:x="1.883cm" svg:y="3.624cm" svg:viewBox="0 0 68 0" draw:points="68,0 0,0">
          <text:p/>
        </draw:polygon>
        <draw:line draw:style-name="gr10" draw:text-style-name="P6" draw:layer="layout" svg:x1="1.951cm" svg:y1="3.624cm" svg:x2="1.883cm" svg:y2="3.624cm">
          <text:p/>
        </draw:line>
        <draw:polygon draw:style-name="gr6" draw:text-style-name="P5" draw:layer="layout" svg:width="0.067cm" svg:height="0cm" svg:x="1.883cm" svg:y="3.593cm" svg:viewBox="0 0 68 0" draw:points="68,0 0,0">
          <text:p/>
        </draw:polygon>
        <draw:line draw:style-name="gr10" draw:text-style-name="P6" draw:layer="layout" svg:x1="1.951cm" svg:y1="3.593cm" svg:x2="1.883cm" svg:y2="3.593cm">
          <text:p/>
        </draw:line>
        <draw:polygon draw:style-name="gr6" draw:text-style-name="P5" draw:layer="layout" svg:width="0.067cm" svg:height="0cm" svg:x="1.883cm" svg:y="3.387cm" svg:viewBox="0 0 68 0" draw:points="68,0 0,0">
          <text:p/>
        </draw:polygon>
        <draw:line draw:style-name="gr10" draw:text-style-name="P6" draw:layer="layout" svg:x1="1.951cm" svg:y1="3.387cm" svg:x2="1.883cm" svg:y2="3.387cm">
          <text:p/>
        </draw:line>
        <draw:polygon draw:style-name="gr6" draw:text-style-name="P5" draw:layer="layout" svg:width="0.067cm" svg:height="0cm" svg:x="1.883cm" svg:y="3.282cm" svg:viewBox="0 0 68 0" draw:points="68,0 0,0">
          <text:p/>
        </draw:polygon>
        <draw:line draw:style-name="gr10" draw:text-style-name="P6" draw:layer="layout" svg:x1="1.951cm" svg:y1="3.282cm" svg:x2="1.883cm" svg:y2="3.282cm">
          <text:p/>
        </draw:line>
        <draw:polygon draw:style-name="gr6" draw:text-style-name="P5" draw:layer="layout" svg:width="0.067cm" svg:height="0cm" svg:x="1.883cm" svg:y="3.207cm" svg:viewBox="0 0 68 0" draw:points="68,0 0,0">
          <text:p/>
        </draw:polygon>
        <draw:line draw:style-name="gr10" draw:text-style-name="P6" draw:layer="layout" svg:x1="1.951cm" svg:y1="3.207cm" svg:x2="1.883cm" svg:y2="3.207cm">
          <text:p/>
        </draw:line>
        <draw:polygon draw:style-name="gr6" draw:text-style-name="P5" draw:layer="layout" svg:width="0.067cm" svg:height="0cm" svg:x="1.883cm" svg:y="3.15cm" svg:viewBox="0 0 68 0" draw:points="68,0 0,0">
          <text:p/>
        </draw:polygon>
        <draw:line draw:style-name="gr10" draw:text-style-name="P6" draw:layer="layout" svg:x1="1.951cm" svg:y1="3.15cm" svg:x2="1.883cm" svg:y2="3.15cm">
          <text:p/>
        </draw:line>
        <draw:polygon draw:style-name="gr6" draw:text-style-name="P5" draw:layer="layout" svg:width="0.067cm" svg:height="0cm" svg:x="1.883cm" svg:y="3.102cm" svg:viewBox="0 0 68 0" draw:points="68,0 0,0">
          <text:p/>
        </draw:polygon>
        <draw:line draw:style-name="gr10" draw:text-style-name="P6" draw:layer="layout" svg:x1="1.951cm" svg:y1="3.102cm" svg:x2="1.883cm" svg:y2="3.102cm">
          <text:p/>
        </draw:line>
        <draw:polygon draw:style-name="gr6" draw:text-style-name="P5" draw:layer="layout" svg:width="0.067cm" svg:height="0cm" svg:x="1.883cm" svg:y="3.062cm" svg:viewBox="0 0 68 0" draw:points="68,0 0,0">
          <text:p/>
        </draw:polygon>
        <draw:line draw:style-name="gr10" draw:text-style-name="P6" draw:layer="layout" svg:x1="1.951cm" svg:y1="3.062cm" svg:x2="1.883cm" svg:y2="3.062cm">
          <text:p/>
        </draw:line>
        <draw:polygon draw:style-name="gr6" draw:text-style-name="P5" draw:layer="layout" svg:width="0.067cm" svg:height="0cm" svg:x="1.883cm" svg:y="3.028cm" svg:viewBox="0 0 68 0" draw:points="68,0 0,0">
          <text:p/>
        </draw:polygon>
        <draw:line draw:style-name="gr10" draw:text-style-name="P6" draw:layer="layout" svg:x1="1.951cm" svg:y1="3.028cm" svg:x2="1.883cm" svg:y2="3.028cm">
          <text:p/>
        </draw:line>
        <draw:polygon draw:style-name="gr6" draw:text-style-name="P5" draw:layer="layout" svg:width="0.067cm" svg:height="0cm" svg:x="1.883cm" svg:y="2.997cm" svg:viewBox="0 0 68 0" draw:points="68,0 0,0">
          <text:p/>
        </draw:polygon>
        <draw:line draw:style-name="gr10" draw:text-style-name="P6" draw:layer="layout" svg:x1="1.951cm" svg:y1="2.997cm" svg:x2="1.883cm" svg:y2="2.997cm">
          <text:p/>
        </draw:line>
        <draw:polygon draw:style-name="gr6" draw:text-style-name="P5" draw:layer="layout" svg:width="0.067cm" svg:height="0cm" svg:x="1.883cm" svg:y="2.79cm" svg:viewBox="0 0 68 0" draw:points="68,0 0,0">
          <text:p/>
        </draw:polygon>
        <draw:line draw:style-name="gr10" draw:text-style-name="P6" draw:layer="layout" svg:x1="1.951cm" svg:y1="2.79cm" svg:x2="1.883cm" svg:y2="2.79cm">
          <text:p/>
        </draw:line>
        <draw:polygon draw:style-name="gr6" draw:text-style-name="P5" draw:layer="layout" svg:width="0.067cm" svg:height="0cm" svg:x="1.883cm" svg:y="2.686cm" svg:viewBox="0 0 68 0" draw:points="68,0 0,0">
          <text:p/>
        </draw:polygon>
        <draw:line draw:style-name="gr10" draw:text-style-name="P6" draw:layer="layout" svg:x1="1.951cm" svg:y1="2.686cm" svg:x2="1.883cm" svg:y2="2.686cm">
          <text:p/>
        </draw:line>
        <draw:polygon draw:style-name="gr6" draw:text-style-name="P5" draw:layer="layout" svg:width="0.067cm" svg:height="0cm" svg:x="1.883cm" svg:y="2.611cm" svg:viewBox="0 0 68 0" draw:points="68,0 0,0">
          <text:p/>
        </draw:polygon>
        <draw:line draw:style-name="gr10" draw:text-style-name="P6" draw:layer="layout" svg:x1="1.951cm" svg:y1="2.611cm" svg:x2="1.883cm" svg:y2="2.611cm">
          <text:p/>
        </draw:line>
        <draw:polygon draw:style-name="gr6" draw:text-style-name="P5" draw:layer="layout" svg:width="0.067cm" svg:height="0cm" svg:x="1.883cm" svg:y="2.553cm" svg:viewBox="0 0 68 0" draw:points="68,0 0,0">
          <text:p/>
        </draw:polygon>
        <draw:line draw:style-name="gr10" draw:text-style-name="P6" draw:layer="layout" svg:x1="1.951cm" svg:y1="2.553cm" svg:x2="1.883cm" svg:y2="2.553cm">
          <text:p/>
        </draw:line>
        <draw:polygon draw:style-name="gr6" draw:text-style-name="P5" draw:layer="layout" svg:width="0.067cm" svg:height="0cm" svg:x="1.883cm" svg:y="2.506cm" svg:viewBox="0 0 68 0" draw:points="68,0 0,0">
          <text:p/>
        </draw:polygon>
        <draw:line draw:style-name="gr10" draw:text-style-name="P6" draw:layer="layout" svg:x1="1.951cm" svg:y1="2.506cm" svg:x2="1.883cm" svg:y2="2.506cm">
          <text:p/>
        </draw:line>
        <draw:polygon draw:style-name="gr6" draw:text-style-name="P5" draw:layer="layout" svg:width="0.067cm" svg:height="0cm" svg:x="1.883cm" svg:y="2.466cm" svg:viewBox="0 0 68 0" draw:points="68,0 0,0">
          <text:p/>
        </draw:polygon>
        <draw:line draw:style-name="gr10" draw:text-style-name="P6" draw:layer="layout" svg:x1="1.951cm" svg:y1="2.466cm" svg:x2="1.883cm" svg:y2="2.466cm">
          <text:p/>
        </draw:line>
        <draw:polygon draw:style-name="gr6" draw:text-style-name="P5" draw:layer="layout" svg:width="0.067cm" svg:height="0cm" svg:x="1.883cm" svg:y="2.432cm" svg:viewBox="0 0 68 0" draw:points="68,0 0,0">
          <text:p/>
        </draw:polygon>
        <draw:line draw:style-name="gr10" draw:text-style-name="P6" draw:layer="layout" svg:x1="1.951cm" svg:y1="2.432cm" svg:x2="1.883cm" svg:y2="2.432cm">
          <text:p/>
        </draw:line>
        <draw:polygon draw:style-name="gr6" draw:text-style-name="P5" draw:layer="layout" svg:width="0.067cm" svg:height="0cm" svg:x="1.883cm" svg:y="2.401cm" svg:viewBox="0 0 68 0" draw:points="68,0 0,0">
          <text:p/>
        </draw:polygon>
        <draw:line draw:style-name="gr10" draw:text-style-name="P6" draw:layer="layout" svg:x1="1.951cm" svg:y1="2.401cm" svg:x2="1.883cm" svg:y2="2.401cm">
          <text:p/>
        </draw:line>
        <draw:polygon draw:style-name="gr6" draw:text-style-name="P5" draw:layer="layout" svg:width="0.067cm" svg:height="0cm" svg:x="1.883cm" svg:y="2.195cm" svg:viewBox="0 0 68 0" draw:points="68,0 0,0">
          <text:p/>
        </draw:polygon>
        <draw:line draw:style-name="gr10" draw:text-style-name="P6" draw:layer="layout" svg:x1="1.951cm" svg:y1="2.195cm" svg:x2="1.883cm" svg:y2="2.195cm">
          <text:p/>
        </draw:line>
        <draw:polygon draw:style-name="gr6" draw:text-style-name="P5" draw:layer="layout" svg:width="0.067cm" svg:height="0cm" svg:x="1.883cm" svg:y="2.089cm" svg:viewBox="0 0 68 0" draw:points="68,0 0,0">
          <text:p/>
        </draw:polygon>
        <draw:line draw:style-name="gr10" draw:text-style-name="P6" draw:layer="layout" svg:x1="1.951cm" svg:y1="2.089cm" svg:x2="1.883cm" svg:y2="2.089cm">
          <text:p/>
        </draw:line>
        <draw:polygon draw:style-name="gr6" draw:text-style-name="P5" draw:layer="layout" svg:width="0.067cm" svg:height="0cm" svg:x="1.883cm" svg:y="2.015cm" svg:viewBox="0 0 68 0" draw:points="68,0 0,0">
          <text:p/>
        </draw:polygon>
        <draw:line draw:style-name="gr10" draw:text-style-name="P6" draw:layer="layout" svg:x1="1.951cm" svg:y1="2.015cm" svg:x2="1.883cm" svg:y2="2.015cm">
          <text:p/>
        </draw:line>
        <draw:polygon draw:style-name="gr6" draw:text-style-name="P5" draw:layer="layout" svg:width="0.067cm" svg:height="0cm" svg:x="1.883cm" svg:y="1.957cm" svg:viewBox="0 0 68 0" draw:points="68,0 0,0">
          <text:p/>
        </draw:polygon>
        <draw:line draw:style-name="gr10" draw:text-style-name="P6" draw:layer="layout" svg:x1="1.951cm" svg:y1="1.957cm" svg:x2="1.883cm" svg:y2="1.957cm">
          <text:p/>
        </draw:line>
        <draw:polygon draw:style-name="gr6" draw:text-style-name="P5" draw:layer="layout" svg:width="0.067cm" svg:height="0cm" svg:x="1.883cm" svg:y="1.91cm" svg:viewBox="0 0 68 0" draw:points="68,0 0,0">
          <text:p/>
        </draw:polygon>
        <draw:line draw:style-name="gr10" draw:text-style-name="P6" draw:layer="layout" svg:x1="1.951cm" svg:y1="1.91cm" svg:x2="1.883cm" svg:y2="1.91cm">
          <text:p/>
        </draw:line>
        <draw:polygon draw:style-name="gr6" draw:text-style-name="P5" draw:layer="layout" svg:width="0.067cm" svg:height="0cm" svg:x="1.883cm" svg:y="1.87cm" svg:viewBox="0 0 68 0" draw:points="68,0 0,0">
          <text:p/>
        </draw:polygon>
        <draw:line draw:style-name="gr10" draw:text-style-name="P6" draw:layer="layout" svg:x1="1.951cm" svg:y1="1.87cm" svg:x2="1.883cm" svg:y2="1.87cm">
          <text:p/>
        </draw:line>
        <draw:polygon draw:style-name="gr6" draw:text-style-name="P5" draw:layer="layout" svg:width="0.067cm" svg:height="0cm" svg:x="1.883cm" svg:y="1.835cm" svg:viewBox="0 0 68 0" draw:points="68,0 0,0">
          <text:p/>
        </draw:polygon>
        <draw:line draw:style-name="gr10" draw:text-style-name="P6" draw:layer="layout" svg:x1="1.951cm" svg:y1="1.835cm" svg:x2="1.883cm" svg:y2="1.835cm">
          <text:p/>
        </draw:line>
        <draw:polygon draw:style-name="gr6" draw:text-style-name="P5" draw:layer="layout" svg:width="0.067cm" svg:height="0cm" svg:x="1.883cm" svg:y="1.805cm" svg:viewBox="0 0 68 0" draw:points="68,0 0,0">
          <text:p/>
        </draw:polygon>
        <draw:line draw:style-name="gr10" draw:text-style-name="P6" draw:layer="layout" svg:x1="1.951cm" svg:y1="1.805cm" svg:x2="1.883cm" svg:y2="1.805cm">
          <text:p/>
        </draw:line>
        <draw:polygon draw:style-name="gr6" draw:text-style-name="P5" draw:layer="layout" svg:width="0.067cm" svg:height="0cm" svg:x="1.883cm" svg:y="1.598cm" svg:viewBox="0 0 68 0" draw:points="68,0 0,0">
          <text:p/>
        </draw:polygon>
        <draw:line draw:style-name="gr10" draw:text-style-name="P6" draw:layer="layout" svg:x1="1.951cm" svg:y1="1.598cm" svg:x2="1.883cm" svg:y2="1.598cm">
          <text:p/>
        </draw:line>
        <draw:polygon draw:style-name="gr6" draw:text-style-name="P5" draw:layer="layout" svg:width="0.067cm" svg:height="0cm" svg:x="1.883cm" svg:y="1.494cm" svg:viewBox="0 0 68 0" draw:points="68,0 0,0">
          <text:p/>
        </draw:polygon>
        <draw:line draw:style-name="gr10" draw:text-style-name="P6" draw:layer="layout" svg:x1="1.951cm" svg:y1="1.494cm" svg:x2="1.883cm" svg:y2="1.494cm">
          <text:p/>
        </draw:line>
        <draw:polygon draw:style-name="gr6" draw:text-style-name="P5" draw:layer="layout" svg:width="0.067cm" svg:height="0cm" svg:x="1.883cm" svg:y="1.419cm" svg:viewBox="0 0 68 0" draw:points="68,0 0,0">
          <text:p/>
        </draw:polygon>
        <draw:line draw:style-name="gr10" draw:text-style-name="P6" draw:layer="layout" svg:x1="1.951cm" svg:y1="1.419cm" svg:x2="1.883cm" svg:y2="1.419cm">
          <text:p/>
        </draw:line>
        <draw:polygon draw:style-name="gr6" draw:text-style-name="P5" draw:layer="layout" svg:width="0.067cm" svg:height="0cm" svg:x="1.883cm" svg:y="1.361cm" svg:viewBox="0 0 68 0" draw:points="68,0 0,0">
          <text:p/>
        </draw:polygon>
        <draw:line draw:style-name="gr10" draw:text-style-name="P6" draw:layer="layout" svg:x1="1.951cm" svg:y1="1.361cm" svg:x2="1.883cm" svg:y2="1.361cm">
          <text:p/>
        </draw:line>
        <draw:polygon draw:style-name="gr6" draw:text-style-name="P5" draw:layer="layout" svg:width="0.067cm" svg:height="0cm" svg:x="1.883cm" svg:y="1.314cm" svg:viewBox="0 0 68 0" draw:points="68,0 0,0">
          <text:p/>
        </draw:polygon>
        <draw:line draw:style-name="gr10" draw:text-style-name="P6" draw:layer="layout" svg:x1="1.951cm" svg:y1="1.314cm" svg:x2="1.883cm" svg:y2="1.314cm">
          <text:p/>
        </draw:line>
        <draw:polygon draw:style-name="gr6" draw:text-style-name="P5" draw:layer="layout" svg:width="0.067cm" svg:height="0cm" svg:x="1.883cm" svg:y="1.274cm" svg:viewBox="0 0 68 0" draw:points="68,0 0,0">
          <text:p/>
        </draw:polygon>
        <draw:line draw:style-name="gr10" draw:text-style-name="P6" draw:layer="layout" svg:x1="1.951cm" svg:y1="1.274cm" svg:x2="1.883cm" svg:y2="1.274cm">
          <text:p/>
        </draw:line>
        <draw:polygon draw:style-name="gr6" draw:text-style-name="P5" draw:layer="layout" svg:width="0.067cm" svg:height="0cm" svg:x="1.883cm" svg:y="1.24cm" svg:viewBox="0 0 68 0" draw:points="68,0 0,0">
          <text:p/>
        </draw:polygon>
        <draw:line draw:style-name="gr10" draw:text-style-name="P6" draw:layer="layout" svg:x1="1.951cm" svg:y1="1.24cm" svg:x2="1.883cm" svg:y2="1.24cm">
          <text:p/>
        </draw:line>
        <draw:polygon draw:style-name="gr6" draw:text-style-name="P5" draw:layer="layout" svg:width="0.067cm" svg:height="0cm" svg:x="1.883cm" svg:y="1.209cm" svg:viewBox="0 0 68 0" draw:points="68,0 0,0">
          <text:p/>
        </draw:polygon>
        <draw:line draw:style-name="gr10" draw:text-style-name="P6" draw:layer="layout" svg:x1="1.951cm" svg:y1="1.209cm" svg:x2="1.883cm" svg:y2="1.209cm">
          <text:p/>
        </draw:line>
        <draw:polygon draw:style-name="gr6" draw:text-style-name="P5" draw:layer="layout" svg:width="0.067cm" svg:height="0cm" svg:x="1.883cm" svg:y="1.002cm" svg:viewBox="0 0 68 0" draw:points="68,0 0,0">
          <text:p/>
        </draw:polygon>
        <draw:line draw:style-name="gr10" draw:text-style-name="P6" draw:layer="layout" svg:x1="1.951cm" svg:y1="1.002cm" svg:x2="1.883cm" svg:y2="1.002cm">
          <text:p/>
        </draw:line>
        <draw:polygon draw:style-name="gr6" draw:text-style-name="P5" draw:layer="layout" svg:width="0.067cm" svg:height="0cm" svg:x="1.883cm" svg:y="0.897cm" svg:viewBox="0 0 68 0" draw:points="68,0 0,0">
          <text:p/>
        </draw:polygon>
        <draw:line draw:style-name="gr10" draw:text-style-name="P6" draw:layer="layout" svg:x1="1.951cm" svg:y1="0.897cm" svg:x2="1.883cm" svg:y2="0.897cm">
          <text:p/>
        </draw:line>
        <draw:polygon draw:style-name="gr6" draw:text-style-name="P5" draw:layer="layout" svg:width="0.067cm" svg:height="0cm" svg:x="1.883cm" svg:y="0.823cm" svg:viewBox="0 0 68 0" draw:points="68,0 0,0">
          <text:p/>
        </draw:polygon>
        <draw:line draw:style-name="gr10" draw:text-style-name="P6" draw:layer="layout" svg:x1="1.951cm" svg:y1="0.823cm" svg:x2="1.883cm" svg:y2="0.823cm">
          <text:p/>
        </draw:line>
        <draw:polyline draw:style-name="gr11" draw:text-style-name="P6" draw:layer="layout" svg:width="11.005cm" svg:height="3.155cm" svg:x="2.5cm" svg:y="1.276cm" svg:viewBox="0 0 11006 3156" draw:points="0,2327 579,1989 1159,1717 1738,1321 2317,920 2896,496 3476,186 4056,0 4635,97 5214,329 5793,720 6373,1032 6952,1500 7530,1862 8110,2137 8689,2602 9269,2883 9848,3055 10426,3131 11006,3156">
          <text:p/>
        </draw:polyline>
        <draw:polyline draw:style-name="gr12" draw:text-style-name="P6" draw:layer="layout" svg:width="11.005cm" svg:height="3.523cm" svg:x="2.5cm" svg:y="0.973cm" svg:viewBox="0 0 11006 3524" draw:points="0,2547 579,2320 1159,2452 1738,1634 2317,1121 2896,725 3476,282 4056,13 4635,0 5214,339 5793,815 6373,1308 6952,1789 7530,2276 8110,2666 8689,2954 9269,3425 9848,3452 10426,3518 11006,3524">
          <text:p/>
        </draw:polyline>
        <draw:polyline draw:style-name="gr13" draw:text-style-name="P6" draw:layer="layout" svg:width="10.425cm" svg:height="2.835cm" svg:x="2.5cm" svg:y="1.547cm" svg:viewBox="0 0 10426 2836" draw:points="0,1841 579,1699 1159,1337 1738,972 2317,640 2897,406 3476,141 4056,0 4635,71 5214,280 5793,517 7530,1582 8110,1892 8689,2210 9269,2443 9848,2663 10426,2836">
          <text:p/>
        </draw:polyline>
        <draw:polyline draw:style-name="gr14" draw:text-style-name="P6" draw:layer="layout" svg:width="11.005cm" svg:height="2.352cm" svg:x="2.5cm" svg:y="1.859cm" svg:viewBox="0 0 11006 2353" draw:points="0,1488 579,1210 1159,1009 1738,732 2317,482 2896,168 3476,90 4056,0 4635,99 5214,236 5793,406 6373,685 6952,923 7530,1133 8110,1382 8689,1610 9269,1910 10426,2168 11006,2353">
          <text:p/>
        </draw:polyline>
        <draw:line draw:style-name="gr15" draw:text-style-name="P6" draw:layer="layout" svg:x1="1.951cm" svg:y1="4.673cm" svg:x2="1.951cm" svg:y2="0.797cm">
          <text:p/>
        </draw:line>
        <draw:line draw:style-name="gr15" draw:text-style-name="P6" draw:layer="layout" svg:x1="14.056cm" svg:y1="4.673cm" svg:x2="14.056cm" svg:y2="0.797cm">
          <text:p/>
        </draw:line>
        <draw:line draw:style-name="gr15" draw:text-style-name="P6" draw:layer="layout" svg:x1="1.951cm" svg:y1="4.672cm" svg:x2="14.056cm" svg:y2="4.672cm">
          <text:p/>
        </draw:line>
        <draw:line draw:style-name="gr15" draw:text-style-name="P6" draw:layer="layout" svg:x1="1.951cm" svg:y1="0.797cm" svg:x2="14.056cm" svg:y2="0.797cm">
          <text:p/>
        </draw:line>
        <draw:path draw:style-name="gr17" draw:text-style-name="P7" draw:layer="layout" svg:width="2.591cm" svg:height="1.482cm" svg:x="11.313cm" svg:y="0.94cm" svg:viewBox="0 0 2592 1483" svg:d="M69 1483h2452c47 0 71-16 71-48v-1387c0-32-24-48-71-48h-2452c-46 0-69 16-69 48v1387c0 32 23 48 69 48z">
          <text:p/>
        </draw:path>
        <draw:line draw:style-name="gr12" draw:text-style-name="P6" draw:layer="layout" svg:x1="11.449cm" svg:y1="1.135cm" svg:x2="12.129cm" svg:y2="1.135cm">
          <text:p/>
        </draw:line>
        <draw:line draw:style-name="gr11" draw:text-style-name="P6" draw:layer="layout" svg:x1="11.449cm" svg:y1="1.487cm" svg:x2="12.129cm" svg:y2="1.487cm">
          <text:p/>
        </draw:line>
        <draw:frame draw:style-name="gr18" draw:text-style-name="P3" draw:layer="layout" svg:width="2.284cm" svg:height="0.611cm" svg:x="12.404cm" svg:y="0.997cm">
          <draw:text-box>
            <text:p text:style-name="P2"><text:span text:style-name="T3">D</text:span><text:span text:style-name="T3">=</text:span><text:span text:style-name="T3">0</text:span><text:span text:style-name="T3">.</text:span><text:span text:style-name="T3">2</text:span><text:span text:style-name="T3">5</text:span></text:p>
          </draw:text-box>
        </draw:frame>
        <draw:line draw:style-name="gr13" draw:text-style-name="P6" draw:layer="layout" svg:x1="11.449cm" svg:y1="1.84cm" svg:x2="12.129cm" svg:y2="1.84cm">
          <text:p/>
        </draw:line>
        <draw:frame draw:style-name="gr19" draw:text-style-name="P3" draw:layer="layout" svg:width="2.284cm" svg:height="0.612cm" svg:x="12.404cm" svg:y="1.349cm">
          <draw:text-box>
            <text:p text:style-name="P2"><text:span text:style-name="T3">D</text:span><text:span text:style-name="T3">=</text:span><text:span text:style-name="T3">0</text:span><text:span text:style-name="T3">.</text:span><text:span text:style-name="T3">3</text:span><text:span text:style-name="T3">0</text:span></text:p>
          </draw:text-box>
        </draw:frame>
        <draw:line draw:style-name="gr14" draw:text-style-name="P6" draw:layer="layout" svg:x1="11.449cm" svg:y1="2.192cm" svg:x2="12.129cm" svg:y2="2.192cm">
          <text:p/>
        </draw:line>
        <draw:frame draw:style-name="gr19" draw:text-style-name="P3" draw:layer="layout" svg:width="2.284cm" svg:height="0.612cm" svg:x="12.404cm" svg:y="1.701cm">
          <draw:text-box>
            <text:p text:style-name="P2"><text:span text:style-name="T3">D</text:span><text:span text:style-name="T3">=</text:span><text:span text:style-name="T3">0</text:span><text:span text:style-name="T3">.</text:span><text:span text:style-name="T3">3</text:span><text:span text:style-name="T3">5</text:span></text:p>
          </draw:text-box>
        </draw:frame>
        <draw:frame draw:style-name="gr20" draw:text-style-name="P3" draw:layer="layout" svg:width="2.294cm" svg:height="0.613cm" svg:x="12.438cm" svg:y="2.054cm">
          <draw:text-box>
            <text:p text:style-name="P2"><text:span text:style-name="T3">D</text:span><text:span text:style-name="T3">=</text:span><text:span text:style-name="T3">0</text:span><text:span text:style-name="T3">.</text:span><text:span text:style-name="T3">4</text:span><text:span text:style-name="T3">5</text:span></text:p>
          </draw:text-box>
        </draw:frame>
        <draw:frame draw:style-name="gr9" draw:text-style-name="P3" draw:layer="layout" svg:width="0.59cm" svg:height="0.412cm" svg:x="1.016cm" svg:y="3.99cm">
          <draw:text-box>
            <text:p text:style-name="P2"><text:span text:style-name="T3">1</text:span><text:span text:style-name="T3">0</text:span><text:span text:style-name="T3">⁰</text:span></text:p>
          </draw:text-box>
        </draw:frame>
        <draw:frame draw:style-name="gr9" draw:text-style-name="P3" draw:layer="layout" svg:width="0.59cm" svg:height="0.412cm" svg:x="1.016cm" svg:y="3.4cm">
          <draw:text-box>
            <text:p text:style-name="P2"><text:span text:style-name="T3">1</text:span><text:span text:style-name="T3">0</text:span><text:span text:style-name="T3">¹</text:span></text:p>
          </draw:text-box>
        </draw:frame>
        <draw:frame draw:style-name="gr9" draw:text-style-name="P3" draw:layer="layout" svg:width="0.59cm" svg:height="0.412cm" svg:x="1.016cm" svg:y="2.798cm">
          <draw:text-box>
            <text:p text:style-name="P2"><text:span text:style-name="T3">1</text:span><text:span text:style-name="T3">0</text:span><text:span text:style-name="T3">²</text:span></text:p>
          </draw:text-box>
        </draw:frame>
        <draw:frame draw:style-name="gr9" draw:text-style-name="P3" draw:layer="layout" svg:width="0.59cm" svg:height="0.412cm" svg:x="1.016cm" svg:y="2.202cm">
          <draw:text-box>
            <text:p text:style-name="P2"><text:span text:style-name="T3">1</text:span><text:span text:style-name="T3">0</text:span><text:span text:style-name="T3">³</text:span></text:p>
          </draw:text-box>
        </draw:frame>
        <draw:frame draw:style-name="gr9" draw:text-style-name="P3" draw:layer="layout" svg:width="0.59cm" svg:height="0.412cm" svg:x="1.016cm" svg:y="1.612cm">
          <draw:text-box>
            <text:p text:style-name="P2"><text:span text:style-name="T3">1</text:span><text:span text:style-name="T3">0</text:span><text:span text:style-name="T3">⁴</text:span></text:p>
          </draw:text-box>
        </draw:frame>
        <draw:frame draw:style-name="gr9" draw:text-style-name="P3" draw:layer="layout" svg:width="0.59cm" svg:height="0.412cm" svg:x="1.016cm" svg:y="1.016cm">
          <draw:text-box>
            <text:p text:style-name="P2"><text:span text:style-name="T3">1</text:span><text:span text:style-name="T3">0</text:span><text:span text:style-name="T3">⁵</text:span></text:p>
          </draw:text-box>
        </draw:frame>
        <draw:frame draw:style-name="gr21" draw:text-style-name="P3" draw:layer="layout" svg:width="0.25cm" svg:height="0.461cm" svg:x="1.233cm" svg:y="10.842cm">
          <draw:text-box>
            <text:p text:style-name="P2"><text:span text:style-name="T3">0</text:span></text:p>
          </draw:text-box>
        </draw:frame>
        <draw:frame draw:style-name="gr22" draw:text-style-name="P3" draw:layer="layout" svg:width="0.451cm" svg:height="0.463cm" svg:x="1.073cm" svg:y="10.507cm">
          <draw:text-box>
            <text:p text:style-name="P2"><text:span text:style-name="T3">1</text:span><text:span text:style-name="T3">0</text:span></text:p>
          </draw:text-box>
        </draw:frame>
        <draw:frame draw:style-name="gr23" draw:text-style-name="P3" draw:layer="layout" svg:width="0.451cm" svg:height="0.462cm" svg:x="1.073cm" svg:y="10.175cm">
          <draw:text-box>
            <text:p text:style-name="P2"><text:span text:style-name="T3">2</text:span><text:span text:style-name="T3">0</text:span></text:p>
          </draw:text-box>
        </draw:frame>
        <draw:frame draw:style-name="gr23" draw:text-style-name="P3" draw:layer="layout" svg:width="0.451cm" svg:height="0.462cm" svg:x="1.073cm" svg:y="9.841cm">
          <draw:text-box>
            <text:p text:style-name="P2"><text:span text:style-name="T3">3</text:span><text:span text:style-name="T3">0</text:span></text:p>
          </draw:text-box>
        </draw:frame>
        <draw:frame draw:style-name="gr23" draw:text-style-name="P3" draw:layer="layout" svg:width="0.451cm" svg:height="0.462cm" svg:x="1.073cm" svg:y="9.509cm">
          <draw:text-box>
            <text:p text:style-name="P2"><text:span text:style-name="T3">4</text:span><text:span text:style-name="T3">0</text:span></text:p>
          </draw:text-box>
        </draw:frame>
        <draw:frame draw:style-name="gr24" draw:text-style-name="P3" draw:layer="layout" svg:width="0.451cm" svg:height="0.461cm" svg:x="1.073cm" svg:y="9.177cm">
          <draw:text-box>
            <text:p text:style-name="P2"><text:span text:style-name="T3">5</text:span><text:span text:style-name="T3">0</text:span></text:p>
          </draw:text-box>
        </draw:frame>
        <draw:frame draw:style-name="gr22" draw:text-style-name="P3" draw:layer="layout" svg:width="0.451cm" svg:height="0.463cm" svg:x="1.073cm" svg:y="8.842cm">
          <draw:text-box>
            <text:p text:style-name="P2"><text:span text:style-name="T3">6</text:span><text:span text:style-name="T3">0</text:span></text:p>
          </draw:text-box>
        </draw:frame>
        <draw:frame draw:style-name="gr24" draw:text-style-name="P3" draw:layer="layout" svg:width="0.451cm" svg:height="0.461cm" svg:x="1.073cm" svg:y="8.509cm">
          <draw:text-box>
            <text:p text:style-name="P2"><text:span text:style-name="T3">7</text:span><text:span text:style-name="T3">0</text:span></text:p>
          </draw:text-box>
        </draw:frame>
        <draw:frame draw:style-name="gr25" draw:text-style-name="P3" draw:layer="layout" svg:width="0.758cm" svg:height="0.412cm" draw:transform="rotate (1.5707963267949) translate (0.35cm 9.604cm)">
          <draw:text-box>
            <text:p text:style-name="P2"><text:span text:style-name="T3"><text:s/></text:span><text:span text:style-name="T3">[</text:span><text:span text:style-name="T1">s</text:span></text:p>
          </draw:text-box>
        </draw:frame>
        <draw:frame draw:style-name="gr26" draw:text-style-name="P4" draw:layer="layout" svg:width="0.281cm" svg:height="0.289cm" draw:transform="rotate (1.5707963267949) translate (0.334cm 9.072cm)">
          <draw:text-box>
            <text:p text:style-name="P2"><text:span text:style-name="T4">1</text:span></text:p>
          </draw:text-box>
        </draw:frame>
        <draw:polygon draw:style-name="gr6" draw:text-style-name="P5" draw:layer="layout" svg:width="0.008cm" svg:height="0.125cm" svg:x="0.393cm" svg:y="9.092cm" svg:viewBox="0 0 9 126" draw:points="0,126 0,0 9,0 9,126">
          <text:p/>
        </draw:polygon>
        <draw:frame draw:style-name="gr27" draw:text-style-name="P3" draw:layer="layout" svg:width="0.284cm" svg:height="0.412cm" draw:transform="rotate (1.5707963267949) translate (0.35cm 8.936cm)">
          <draw:text-box>
            <text:p text:style-name="P2"><text:span text:style-name="T3">]</text:span></text:p>
          </draw:text-box>
        </draw:frame>
        <draw:frame draw:style-name="gr28" draw:text-style-name="P3" draw:layer="layout" svg:width="1.651cm" svg:height="0.412cm" draw:transform="rotate (1.5707963267949) translate (0.35cm 11.176cm)">
          <draw:text-box>
            <text:p text:style-name="P2"><text:span text:style-name="T3">r</text:span><text:span text:style-name="T3">a</text:span><text:span text:style-name="T3">t</text:span><text:span text:style-name="T3">e</text:span><text:span text:style-name="T3"> </text:span><text:span text:style-name="T3">&lt;</text:span><text:span text:style-name="T3">v</text:span><text:span text:style-name="T3">&gt;</text:span></text:p>
          </draw:text-box>
        </draw:frame>
        <draw:frame draw:style-name="gr29" draw:text-style-name="P3" draw:layer="layout" svg:width="1.496cm" svg:height="0.412cm" svg:x="2.794cm" svg:y="11.303cm">
          <draw:text-box>
            <text:p text:style-name="P2"><text:span text:style-name="T3">-</text:span><text:span text:style-name="T3">0</text:span><text:span text:style-name="T3">.</text:span><text:span text:style-name="T3">0</text:span><text:span text:style-name="T3">5</text:span></text:p>
          </draw:text-box>
        </draw:frame>
        <draw:frame draw:style-name="gr30" draw:text-style-name="P3" draw:layer="layout" svg:width="0.538cm" svg:height="0.412cm" svg:x="4.81cm" svg:y="11.303cm">
          <draw:text-box>
            <text:p text:style-name="P2"><text:span text:style-name="T3">0</text:span></text:p>
          </draw:text-box>
        </draw:frame>
        <draw:frame draw:style-name="gr31" draw:text-style-name="P3" draw:layer="layout" svg:width="1.287cm" svg:height="0.412cm" svg:x="5.674cm" svg:y="11.303cm">
          <draw:text-box>
            <text:p text:style-name="P2"><text:span text:style-name="T3">0</text:span><text:span text:style-name="T3">.</text:span><text:span text:style-name="T3">0</text:span><text:span text:style-name="T3">5</text:span></text:p>
          </draw:text-box>
        </draw:frame>
        <draw:frame draw:style-name="gr32" draw:text-style-name="P3" draw:layer="layout" svg:width="1.286cm" svg:height="0.412cm" svg:x="7.181cm" svg:y="11.303cm">
          <draw:text-box>
            <text:p text:style-name="P2"><text:span text:style-name="T3">0</text:span><text:span text:style-name="T3">.</text:span><text:span text:style-name="T3">1</text:span><text:span text:style-name="T3">0</text:span></text:p>
          </draw:text-box>
        </draw:frame>
        <draw:frame draw:style-name="gr31" draw:text-style-name="P3" draw:layer="layout" svg:width="1.287cm" svg:height="0.412cm" svg:x="8.686cm" svg:y="11.303cm">
          <draw:text-box>
            <text:p text:style-name="P2"><text:span text:style-name="T3">0</text:span><text:span text:style-name="T3">.</text:span><text:span text:style-name="T3">1</text:span><text:span text:style-name="T3">5</text:span></text:p>
          </draw:text-box>
        </draw:frame>
        <draw:frame draw:style-name="gr33" draw:text-style-name="P3" draw:layer="layout" svg:width="1.288cm" svg:height="0.412cm" svg:x="10.192cm" svg:y="11.303cm">
          <draw:text-box>
            <text:p text:style-name="P2"><text:span text:style-name="T3">0</text:span><text:span text:style-name="T3">.</text:span><text:span text:style-name="T3">2</text:span><text:span text:style-name="T3">0</text:span></text:p>
          </draw:text-box>
        </draw:frame>
        <draw:frame draw:style-name="gr33" draw:text-style-name="P3" draw:layer="layout" svg:width="1.288cm" svg:height="0.412cm" svg:x="11.7cm" svg:y="11.303cm">
          <draw:text-box>
            <text:p text:style-name="P2"><text:span text:style-name="T3">0</text:span><text:span text:style-name="T3">.</text:span><text:span text:style-name="T3">2</text:span><text:span text:style-name="T3">5</text:span></text:p>
          </draw:text-box>
        </draw:frame>
        <draw:frame draw:style-name="gr31" draw:text-style-name="P3" draw:layer="layout" svg:width="1.287cm" svg:height="0.412cm" svg:x="13.207cm" svg:y="11.303cm">
          <draw:text-box>
            <text:p text:style-name="P2"><text:span text:style-name="T3">0</text:span><text:span text:style-name="T3">.</text:span><text:span text:style-name="T3">3</text:span><text:span text:style-name="T3">0</text:span></text:p>
          </draw:text-box>
        </draw:frame>
        <draw:frame draw:style-name="gr34" draw:text-style-name="P3" draw:layer="layout" svg:width="4.108cm" svg:height="0.823cm" svg:x="6.941cm" svg:y="11.684cm">
          <draw:text-box>
            <text:p text:style-name="P2"><text:span text:style-name="T3">b</text:span><text:span text:style-name="T3">i</text:span><text:span text:style-name="T3">a</text:span><text:span text:style-name="T3">s</text:span><text:span text:style-name="T3"> </text:span><text:span text:style-name="T3">c</text:span><text:span text:style-name="T3">u</text:span><text:span text:style-name="T3">r</text:span><text:span text:style-name="T3">r</text:span><text:span text:style-name="T3">e</text:span><text:span text:style-name="T3">n</text:span><text:span text:style-name="T3">t</text:span><text:span text:style-name="T3"> </text:span><text:span text:style-name="T3">I</text:span><text:span text:style-name="T3"> </text:span><text:span text:style-name="T3">[</text:span><text:span text:style-name="T3"> </text:span><text:span text:style-name="T3"><text:s/></text:span><text:span text:style-name="T5">A</text:span><text:span text:style-name="T5">/</text:span><text:span text:style-name="T5">c</text:span><text:span text:style-name="T5">m</text:span><text:span text:style-name="T5">²</text:span><text:span text:style-name="T3">]</text:span></text:p>
          </draw:text-box>
        </draw:frame>
        <draw:frame draw:style-name="gr35" draw:text-style-name="P8" draw:layer="layout" svg:width="0.458cm" svg:height="0.318cm" svg:x="9.377cm" svg:y="11.811cm">
          <draw:object xlink:href="./Object 1" xlink:type="simple" xlink:show="embed" xlink:actuate="onLoad">
            <loext:p/>
          </draw:object>
          <draw:image xlink:href="./ObjectReplacements/Object 1" xlink:type="simple" xlink:show="embed" xlink:actuate="onLoad"/>
        </draw:frame>
        <draw:polygon draw:style-name="gr1" draw:text-style-name="P1" draw:layer="layout" svg:width="12.197cm" svg:height="2.492cm" svg:x="1.899cm" svg:y="8.636cm" svg:viewBox="0 0 12198 2493" draw:points="0,2493 12198,2493 12198,0 0,0">
          <text:p/>
        </draw:polygon>
        <draw:polygon draw:style-name="gr6" draw:text-style-name="P5" draw:layer="layout" svg:width="0cm" svg:height="0.032cm" svg:x="3.327cm" svg:y="11.129cm" svg:viewBox="0 0 0 33" draw:points="0,0 0,33">
          <text:p/>
        </draw:polygon>
        <draw:line draw:style-name="gr8" draw:text-style-name="P6" draw:layer="layout" svg:x1="3.327cm" svg:y1="11.129cm" svg:x2="3.327cm" svg:y2="11.162cm">
          <text:p/>
        </draw:line>
        <draw:polygon draw:style-name="gr6" draw:text-style-name="P5" draw:layer="layout" svg:width="0cm" svg:height="0.032cm" svg:x="4.787cm" svg:y="11.129cm" svg:viewBox="0 0 0 33" draw:points="0,0 0,33">
          <text:p/>
        </draw:polygon>
        <draw:line draw:style-name="gr8" draw:text-style-name="P6" draw:layer="layout" svg:x1="4.787cm" svg:y1="11.129cm" svg:x2="4.787cm" svg:y2="11.162cm">
          <text:p/>
        </draw:line>
        <draw:polygon draw:style-name="gr6" draw:text-style-name="P5" draw:layer="layout" svg:width="0cm" svg:height="0.032cm" svg:x="6.246cm" svg:y="11.129cm" svg:viewBox="0 0 0 33" draw:points="0,0 0,33">
          <text:p/>
        </draw:polygon>
        <draw:line draw:style-name="gr8" draw:text-style-name="P6" draw:layer="layout" svg:x1="6.246cm" svg:y1="11.129cm" svg:x2="6.246cm" svg:y2="11.162cm">
          <text:p/>
        </draw:line>
        <draw:polygon draw:style-name="gr6" draw:text-style-name="P5" draw:layer="layout" svg:width="0cm" svg:height="0.032cm" svg:x="7.704cm" svg:y="11.129cm" svg:viewBox="0 0 0 33" draw:points="0,0 0,33">
          <text:p/>
        </draw:polygon>
        <draw:line draw:style-name="gr8" draw:text-style-name="P6" draw:layer="layout" svg:x1="7.704cm" svg:y1="11.129cm" svg:x2="7.704cm" svg:y2="11.162cm">
          <text:p/>
        </draw:line>
        <draw:polygon draw:style-name="gr6" draw:text-style-name="P5" draw:layer="layout" svg:width="0cm" svg:height="0.032cm" svg:x="9.164cm" svg:y="11.129cm" svg:viewBox="0 0 0 33" draw:points="0,0 0,33">
          <text:p/>
        </draw:polygon>
        <draw:line draw:style-name="gr8" draw:text-style-name="P6" draw:layer="layout" svg:x1="9.164cm" svg:y1="11.129cm" svg:x2="9.164cm" svg:y2="11.162cm">
          <text:p/>
        </draw:line>
        <draw:polygon draw:style-name="gr6" draw:text-style-name="P5" draw:layer="layout" svg:width="0cm" svg:height="0.032cm" svg:x="10.623cm" svg:y="11.129cm" svg:viewBox="0 0 0 33" draw:points="0,0 0,33">
          <text:p/>
        </draw:polygon>
        <draw:line draw:style-name="gr8" draw:text-style-name="P6" draw:layer="layout" svg:x1="10.623cm" svg:y1="11.129cm" svg:x2="10.623cm" svg:y2="11.162cm">
          <text:p/>
        </draw:line>
        <draw:polygon draw:style-name="gr6" draw:text-style-name="P5" draw:layer="layout" svg:width="0cm" svg:height="0.032cm" svg:x="12.081cm" svg:y="11.129cm" svg:viewBox="0 0 0 33" draw:points="0,0 0,33">
          <text:p/>
        </draw:polygon>
        <draw:line draw:style-name="gr8" draw:text-style-name="P6" draw:layer="layout" svg:x1="12.081cm" svg:y1="11.129cm" svg:x2="12.081cm" svg:y2="11.162cm">
          <text:p/>
        </draw:line>
        <draw:polygon draw:style-name="gr6" draw:text-style-name="P5" draw:layer="layout" svg:width="0cm" svg:height="0.032cm" svg:x="13.541cm" svg:y="11.129cm" svg:viewBox="0 0 0 33" draw:points="0,0 0,33">
          <text:p/>
        </draw:polygon>
        <draw:line draw:style-name="gr8" draw:text-style-name="P6" draw:layer="layout" svg:x1="13.541cm" svg:y1="11.129cm" svg:x2="13.541cm" svg:y2="11.162cm">
          <text:p/>
        </draw:line>
        <draw:polygon draw:style-name="gr6" draw:text-style-name="P5" draw:layer="layout" svg:width="0.12cm" svg:height="0cm" svg:x="1.778cm" svg:y="11.016cm" svg:viewBox="0 0 121 0" draw:points="121,0 0,0">
          <text:p/>
        </draw:polygon>
        <draw:line draw:style-name="gr8" draw:text-style-name="P6" draw:layer="layout" svg:x1="1.899cm" svg:y1="11.016cm" svg:x2="1.778cm" svg:y2="11.016cm">
          <text:p/>
        </draw:line>
        <draw:polygon draw:style-name="gr6" draw:text-style-name="P5" draw:layer="layout" svg:width="0.12cm" svg:height="0cm" svg:x="1.778cm" svg:y="10.68cm" svg:viewBox="0 0 121 0" draw:points="121,0 0,0">
          <text:p/>
        </draw:polygon>
        <draw:line draw:style-name="gr8" draw:text-style-name="P6" draw:layer="layout" svg:x1="1.899cm" svg:y1="10.68cm" svg:x2="1.778cm" svg:y2="10.68cm">
          <text:p/>
        </draw:line>
        <draw:polygon draw:style-name="gr6" draw:text-style-name="P5" draw:layer="layout" svg:width="0.12cm" svg:height="0cm" svg:x="1.778cm" svg:y="10.344cm" svg:viewBox="0 0 121 0" draw:points="121,0 0,0">
          <text:p/>
        </draw:polygon>
        <draw:line draw:style-name="gr8" draw:text-style-name="P6" draw:layer="layout" svg:x1="1.899cm" svg:y1="10.344cm" svg:x2="1.778cm" svg:y2="10.344cm">
          <text:p/>
        </draw:line>
        <draw:polygon draw:style-name="gr6" draw:text-style-name="P5" draw:layer="layout" svg:width="0.12cm" svg:height="0cm" svg:x="1.778cm" svg:y="10.008cm" svg:viewBox="0 0 121 0" draw:points="121,0 0,0">
          <text:p/>
        </draw:polygon>
        <draw:line draw:style-name="gr8" draw:text-style-name="P6" draw:layer="layout" svg:x1="1.899cm" svg:y1="10.008cm" svg:x2="1.778cm" svg:y2="10.008cm">
          <text:p/>
        </draw:line>
        <draw:polygon draw:style-name="gr6" draw:text-style-name="P5" draw:layer="layout" svg:width="0.12cm" svg:height="0cm" svg:x="1.778cm" svg:y="9.672cm" svg:viewBox="0 0 121 0" draw:points="121,0 0,0">
          <text:p/>
        </draw:polygon>
        <draw:line draw:style-name="gr8" draw:text-style-name="P6" draw:layer="layout" svg:x1="1.899cm" svg:y1="9.672cm" svg:x2="1.778cm" svg:y2="9.672cm">
          <text:p/>
        </draw:line>
        <draw:polygon draw:style-name="gr6" draw:text-style-name="P5" draw:layer="layout" svg:width="0.12cm" svg:height="0cm" svg:x="1.778cm" svg:y="9.336cm" svg:viewBox="0 0 121 0" draw:points="121,0 0,0">
          <text:p/>
        </draw:polygon>
        <draw:line draw:style-name="gr8" draw:text-style-name="P6" draw:layer="layout" svg:x1="1.899cm" svg:y1="9.336cm" svg:x2="1.778cm" svg:y2="9.336cm">
          <text:p/>
        </draw:line>
        <draw:polygon draw:style-name="gr6" draw:text-style-name="P5" draw:layer="layout" svg:width="0.12cm" svg:height="0cm" svg:x="1.778cm" svg:y="9cm" svg:viewBox="0 0 121 0" draw:points="121,0 0,0">
          <text:p/>
        </draw:polygon>
        <draw:line draw:style-name="gr8" draw:text-style-name="P6" draw:layer="layout" svg:x1="1.899cm" svg:y1="9cm" svg:x2="1.778cm" svg:y2="9cm">
          <text:p/>
        </draw:line>
        <draw:polygon draw:style-name="gr6" draw:text-style-name="P5" draw:layer="layout" svg:width="0.12cm" svg:height="0cm" svg:x="1.778cm" svg:y="8.665cm" svg:viewBox="0 0 121 0" draw:points="121,0 0,0">
          <text:p/>
        </draw:polygon>
        <draw:line draw:style-name="gr8" draw:text-style-name="P6" draw:layer="layout" svg:x1="1.899cm" svg:y1="8.665cm" svg:x2="1.778cm" svg:y2="8.665cm">
          <text:p/>
        </draw:line>
        <draw:polyline draw:style-name="gr36" draw:text-style-name="P6" draw:layer="layout" svg:width="11.089cm" svg:height="0.155cm" svg:x="2.452cm" svg:y="8.749cm" svg:viewBox="0 0 11090 156" draw:points="0,156 292,150 584,146 875,141 1168,136 1459,131 1752,127 2043,121 2334,118 2627,112 2918,109 3212,104 3503,99 3794,96 4087,90 4378,88 4671,82 4962,78 5254,74 5546,70 5837,66 6129,62 6421,58 6713,56 7005,50 7297,46 7588,43 7880,39 8172,35 8464,32 8756,28 9047,24 9340,20 9631,18 9923,14 10215,11 10506,7 10799,3 11090,0">
          <text:p/>
        </draw:polyline>
        <draw:polyline draw:style-name="gr11" draw:text-style-name="P6" draw:layer="layout" svg:width="11.089cm" svg:height="2.247cm" svg:x="2.452cm" svg:y="8.768cm" svg:viewBox="0 0 11090 2248" draw:points="0,2248 584,2247 1168,2245 1752,2238 2334,2215 2918,2140 3503,1943 4087,1519 4671,927 5254,459 5837,219 6421,120 7005,77 7588,56 8172,43 8756,33 9340,24 9923,16 10506,8 11090,0">
          <text:p/>
        </draw:polyline>
        <draw:polyline draw:style-name="gr12" draw:text-style-name="P6" draw:layer="layout" svg:width="11.089cm" svg:height="2.252cm" svg:x="2.452cm" svg:y="8.763cm" svg:viewBox="0 0 11090 2253" draw:points="0,2253 584,2253 1168,2253 1752,2250 2334,2241 2918,2193 3503,2056 4087,1629 4671,947 5254,394 5837,169 6421,90 7005,65 7588,50 8172,40 8756,31 9340,23 9923,15 10506,7 11090,0">
          <text:p/>
        </draw:polyline>
        <draw:polyline draw:style-name="gr13" draw:text-style-name="P6" draw:layer="layout" svg:width="10.504cm" svg:height="2.236cm" svg:x="2.452cm" svg:y="8.778cm" svg:viewBox="0 0 10505 2237" draw:points="0,2237 584,2235 1168,2229 1751,2213 2334,2173 2919,2069 3503,1828 4087,1418 4670,903 5253,500 5837,260 7587,56 8171,39 8755,27 9339,17 9923,8 10505,0">
          <text:p/>
        </draw:polyline>
        <draw:polyline draw:style-name="gr14" draw:text-style-name="P6" draw:layer="layout" svg:width="11.089cm" svg:height="2.229cm" svg:x="2.452cm" svg:y="8.779cm" svg:viewBox="0 0 11090 2230" draw:points="0,2230 584,2222 1168,2204 1752,2166 2334,2084 2918,1934 3503,1673 4087,1304 4671,917 5254,583 5837,358 6421,220 7005,139 7588,93 8172,64 8756,45 9340,30 10506,9 11090,0">
          <text:p/>
        </draw:polyline>
        <draw:line draw:style-name="gr15" draw:text-style-name="P6" draw:layer="layout" svg:x1="1.899cm" svg:y1="11.129cm" svg:x2="1.899cm" svg:y2="8.636cm">
          <text:p/>
        </draw:line>
        <draw:line draw:style-name="gr15" draw:text-style-name="P6" draw:layer="layout" svg:x1="14.095cm" svg:y1="11.129cm" svg:x2="14.095cm" svg:y2="8.636cm">
          <text:p/>
        </draw:line>
        <draw:line draw:style-name="gr15" draw:text-style-name="P6" draw:layer="layout" svg:x1="1.899cm" svg:y1="11.129cm" svg:x2="14.095cm" svg:y2="11.129cm">
          <text:p/>
        </draw:line>
        <draw:line draw:style-name="gr15" draw:text-style-name="P6" draw:layer="layout" svg:x1="1.899cm" svg:y1="8.636cm" svg:x2="14.095cm" svg:y2="8.636cm">
          <text:p/>
        </draw:line>
        <draw:path draw:style-name="gr17" draw:text-style-name="P7" draw:layer="layout" svg:width="4.975cm" svg:height="0.67cm" svg:x="8.994cm" svg:y="10.251cm" svg:viewBox="0 0 4976 671" svg:d="M71 671h4834c47 0 71-24 71-71v-530c0-47-24-70-71-70h-4834c-47 0-71 23-71 70v530c0 47 24 71 71 71z">
          <text:p/>
        </draw:path>
        <draw:line draw:style-name="gr36" draw:text-style-name="P6" draw:layer="layout" svg:x1="9.135cm" svg:y1="10.551cm" svg:x2="9.841cm" svg:y2="10.551cm">
          <text:p/>
        </draw:line>
        <draw:frame draw:style-name="gr37" draw:text-style-name="P3" draw:layer="layout" svg:width="3.528cm" svg:height="0.412cm" svg:x="10.124cm" svg:y="10.333cm">
          <draw:text-box>
            <text:p text:style-name="P2"><text:span text:style-name="T3">r</text:span><text:span text:style-name="T3">u</text:span><text:span text:style-name="T3">n</text:span><text:span text:style-name="T3">n</text:span><text:span text:style-name="T3">i</text:span><text:span text:style-name="T3">n</text:span><text:span text:style-name="T3">g</text:span><text:span text:style-name="T3"> </text:span><text:span text:style-name="T3">f</text:span><text:span text:style-name="T3">i</text:span><text:span text:style-name="T3">r</text:span><text:span text:style-name="T3">i</text:span><text:span text:style-name="T3">n</text:span><text:span text:style-name="T3">g</text:span><text:span text:style-name="T3"> </text:span><text:span text:style-name="T3">r</text:span><text:span text:style-name="T3">a</text:span><text:span text:style-name="T3">t</text:span><text:span text:style-name="T3">e</text:span><text:span text:style-name="T3"> </text:span><text:span text:style-name="T1">v</text:span></text:p>
          </draw:text-box>
        </draw:frame>
        <draw:frame draw:style-name="gr38" draw:text-style-name="P4" draw:layer="layout" svg:width="0.246cm" svg:height="0.289cm" svg:x="13.66cm" svg:y="10.489cm">
          <draw:text-box>
            <text:p text:style-name="P2"><text:span text:style-name="T4">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Lohit Devanagari1" svg:font-family="'Lohit Devanagari'"/>
    <style:font-face style:name="F" svg:font-family="" style:font-family-generic="roman"/>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ohit Devanagari"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Lohit Devanagari" style:font-family-asian="'Lohit Devanagari'" style:font-pitch-asian="variable" style:font-size-asian="14pt"/>
    </style:style>
  </office:styles>
  <office:automatic-styles>
    <style:page-layout style:name="PM0">
      <style:page-layout-properties fo:margin-top="0cm" fo:margin-bottom="1cm" fo:margin-left="0cm" fo:margin-right="0cm" fo:page-width="16.256cm" fo:page-height="12.1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04-21T17:32:58.077050180</dc:date>
    <meta:editing-duration>PT3H25M17S</meta:editing-duration>
    <meta:editing-cycles>3</meta:editing-cycles>
    <meta:generator>LibreOffice/6.2.8.2$Linux_X86_64 LibreOffice_project/20$Build-2</meta:generator>
    <meta:document-statistic meta:object-count="391"/>
  </office:meta>
</office:document-meta>
</file>

<file path=Object 1/content.xml><?xml version="1.0" encoding="utf-8"?>
<math xmlns="http://www.w3.org/1998/Math/MathML" display="block">
  <semantics>
    <mi>μ</mi>
    <annotation encoding="StarMath 5.0">%mu </annotation>
  </semantics>
</math>
</file>